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1.623cm"/>
    </style:style>
    <style:style style:name="co3" style:family="table-column">
      <style:table-column-properties fo:break-before="auto" style:column-width="3.216cm"/>
    </style:style>
    <style:style style:name="co4" style:family="table-column">
      <style:table-column-properties fo:break-before="auto" style:column-width="3.748cm"/>
    </style:style>
    <style:style style:name="co5" style:family="table-column">
      <style:table-column-properties fo:break-before="auto" style:column-width="3.916cm"/>
    </style:style>
    <style:style style:name="co6" style:family="table-column">
      <style:table-column-properties fo:break-before="auto" style:column-width="4.867cm"/>
    </style:style>
    <style:style style:name="co7" style:family="table-column">
      <style:table-column-properties fo:break-before="auto" style:column-width="4.503cm"/>
    </style:style>
    <style:style style:name="co8" style:family="table-column">
      <style:table-column-properties fo:break-before="auto" style:column-width="2.909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An_20_8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1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An 8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5" table:default-cell-style-name="ce2"/>
        <table:table-row table:style-name="ro1">
          <table:table-cell office:value-type="string" calcext:value-type="string">
            <text:p>Numéro de ligne</text:p>
          </table:table-cell>
          <table:table-cell table:style-name="ce1" office:value-type="string" calcext:value-type="string">
            <text:p>Nom opérateur/trice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Exportations/Importations</text:p>
          </table:table-cell>
          <table:table-cell table:style-name="ce1" office:value-type="string" calcext:value-type="string">
            <text:p>Pays d'origine</text:p>
          </table:table-cell>
          <table:table-cell table:style-name="ce1" office:value-type="string" calcext:value-type="string">
            <text:p>Familles de marchandises</text:p>
          </table:table-cell>
          <table:table-cell table:style-name="ce1" office:value-type="string" calcext:value-type="string">
            <text:p>Nom de la marchandise</text:p>
          </table:table-cell>
          <table:table-cell table:style-name="ce3" office:value-type="string" calcext:value-type="string">
            <text:p>Quantités marchandises</text:p>
          </table:table-cell>
          <table:table-cell table:style-name="ce1" office:value-type="string" calcext:value-type="string">
            <text:p>Remarques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table:style-name="ce4" office:value-type="float" office:value="30400" calcext:value-type="float">
            <text:p>30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4" office:value-type="float" office:value="253600" calcext:value-type="float">
            <text:p>253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4" office:value-type="float" office:value="22900" calcext:value-type="float">
            <text:p>22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4" office:value-type="float" office:value="18100" calcext:value-type="float">
            <text:p>18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4" office:value-type="float" office:value="497300" calcext:value-type="float">
            <text:p>497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886500" calcext:value-type="float">
            <text:p>886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table:style-name="ce4" office:value-type="float" office:value="212400" calcext:value-type="float">
            <text:p>212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4" office:value-type="float" office:value="179200" calcext:value-type="float">
            <text:p>179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4" office:value-type="float" office:value="198500" calcext:value-type="float">
            <text:p>198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908300" calcext:value-type="float">
            <text:p>908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4" office:value-type="float" office:value="21000" calcext:value-type="float">
            <text:p>21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179600" calcext:value-type="float">
            <text:p>179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2466400" calcext:value-type="float">
            <text:p>2 466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4" office:value-type="float" office:value="2843000" calcext:value-type="float">
            <text:p>2 843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4" office:value-type="float" office:value="1400" calcext:value-type="float">
            <text:p>1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table:style-name="ce4" office:value-type="float" office:value="4700" calcext:value-type="float">
            <text:p>4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4" office:value-type="float" office:value="192600" calcext:value-type="float">
            <text:p>192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4" office:value-type="float" office:value="42200" calcext:value-type="float">
            <text:p>42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4" office:value-type="float" office:value="1600" calcext:value-type="float">
            <text:p>1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table:style-name="ce4" office:value-type="float" office:value="38400" calcext:value-type="float">
            <text:p>38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4" office:value-type="float" office:value="1300" calcext:value-type="float">
            <text:p>1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4093800" calcext:value-type="float">
            <text:p>4 093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table:style-name="ce4" office:value-type="float" office:value="4000" calcext:value-type="float">
            <text:p>4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8412600" calcext:value-type="float">
            <text:p>8 412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table:style-name="ce4" office:value-type="float" office:value="151800" calcext:value-type="float">
            <text:p>151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4" office:value-type="float" office:value="4200" calcext:value-type="float">
            <text:p>4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4" office:value-type="float" office:value="227100" calcext:value-type="float">
            <text:p>227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4" office:value-type="float" office:value="4542300" calcext:value-type="float">
            <text:p>4 542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4" office:value-type="float" office:value="19800" calcext:value-type="float">
            <text:p>19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4" office:value-type="float" office:value="21700" calcext:value-type="float">
            <text:p>21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table:style-name="ce4" office:value-type="float" office:value="19600" calcext:value-type="float">
            <text:p>19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table:style-name="ce4" office:value-type="float" office:value="7500" calcext:value-type="float">
            <text:p>7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table:style-name="ce4" office:value-type="float" office:value="7500" calcext:value-type="float">
            <text:p>7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4096300" calcext:value-type="float">
            <text:p>4 096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table:style-name="ce4" office:value-type="float" office:value="6000" calcext:value-type="float">
            <text:p>6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32300" calcext:value-type="float">
            <text:p>32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table:style-name="ce4" office:value-type="float" office:value="11500" calcext:value-type="float">
            <text:p>11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4" office:value-type="float" office:value="112800" calcext:value-type="float">
            <text:p>112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4" office:value-type="float" office:value="2000" calcext:value-type="float">
            <text:p>2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table:style-name="ce4" office:value-type="float" office:value="8000" calcext:value-type="float">
            <text:p>8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4" office:value-type="float" office:value="64200" calcext:value-type="float">
            <text:p>64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4" office:value-type="float" office:value="2506700" calcext:value-type="float">
            <text:p>2 506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4" office:value-type="float" office:value="562900" calcext:value-type="float">
            <text:p>562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123200" calcext:value-type="float">
            <text:p>123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table:style-name="ce4" office:value-type="float" office:value="35600" calcext:value-type="float">
            <text:p>35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4" office:value-type="float" office:value="97330" calcext:value-type="float">
            <text:p>97 3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4" office:value-type="float" office:value="185700" calcext:value-type="float">
            <text:p>185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169400" calcext:value-type="float">
            <text:p>169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4" office:value-type="float" office:value="283300" calcext:value-type="float">
            <text:p>283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1287000" calcext:value-type="float">
            <text:p>1 287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19279700" calcext:value-type="float">
            <text:p>19 279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4" office:value-type="float" office:value="21341400" calcext:value-type="float">
            <text:p>21 341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4" office:value-type="float" office:value="1212700" calcext:value-type="float">
            <text:p>1 212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table:style-name="ce4" office:value-type="float" office:value="165400" calcext:value-type="float">
            <text:p>165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4" office:value-type="float" office:value="1628700" calcext:value-type="float">
            <text:p>1 628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4" office:value-type="float" office:value="620200" calcext:value-type="float">
            <text:p>620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4" office:value-type="float" office:value="240200" calcext:value-type="float">
            <text:p>240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4" office:value-type="float" office:value="245900" calcext:value-type="float">
            <text:p>245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table:style-name="ce4" office:value-type="float" office:value="98700" calcext:value-type="float">
            <text:p>98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4" office:value-type="float" office:value="1003000" calcext:value-type="float">
            <text:p>1 003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4731500" calcext:value-type="float">
            <text:p>4 731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table:style-name="ce4" office:value-type="float" office:value="199500" calcext:value-type="float">
            <text:p>199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3064900" calcext:value-type="float">
            <text:p>3 064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table:style-name="ce4" office:value-type="float" office:value="65800" calcext:value-type="float">
            <text:p>65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table:style-name="ce4" office:value-type="float" office:value="303100" calcext:value-type="float">
            <text:p>303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table:style-name="ce4" office:value-type="float" office:value="66800" calcext:value-type="float">
            <text:p>66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4" office:value-type="float" office:value="125500" calcext:value-type="float">
            <text:p>125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4" office:value-type="float" office:value="1010600" calcext:value-type="float">
            <text:p>1 010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table:style-name="ce4" office:value-type="float" office:value="509100" calcext:value-type="float">
            <text:p>509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4" office:value-type="float" office:value="1635000" calcext:value-type="float">
            <text:p>1 635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4" office:value-type="float" office:value="16700" calcext:value-type="float">
            <text:p>16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table:style-name="ce4" office:value-type="float" office:value="178000" calcext:value-type="float">
            <text:p>178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4" office:value-type="float" office:value="820200" calcext:value-type="float">
            <text:p>820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4" office:value-type="float" office:value="273000" calcext:value-type="float">
            <text:p>273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table:style-name="ce4" office:value-type="float" office:value="31600" calcext:value-type="float">
            <text:p>31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3013700" calcext:value-type="float">
            <text:p>3 013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table:style-name="ce4" office:value-type="float" office:value="237900" calcext:value-type="float">
            <text:p>237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527000" calcext:value-type="float">
            <text:p>527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table:style-name="ce4" office:value-type="float" office:value="26200" calcext:value-type="float">
            <text:p>26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4" office:value-type="float" office:value="95500" calcext:value-type="float">
            <text:p>95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4" office:value-type="float" office:value="2000" calcext:value-type="float">
            <text:p>2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8200" calcext:value-type="float">
            <text:p>8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4" office:value-type="float" office:value="12600" calcext:value-type="float">
            <text:p>12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2200" calcext:value-type="float">
            <text:p>2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4" office:value-type="float" office:value="57900" calcext:value-type="float">
            <text:p>57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221900" calcext:value-type="float">
            <text:p>221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3008600" calcext:value-type="float">
            <text:p>3 008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4" office:value-type="float" office:value="4689400" calcext:value-type="float">
            <text:p>4 689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4" office:value-type="float" office:value="578800" calcext:value-type="float">
            <text:p>578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table:style-name="ce4" office:value-type="float" office:value="17900" calcext:value-type="float">
            <text:p>17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4" office:value-type="float" office:value="1249500" calcext:value-type="float">
            <text:p>1 249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4" office:value-type="float" office:value="285300" calcext:value-type="float">
            <text:p>285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4" office:value-type="float" office:value="66500" calcext:value-type="float">
            <text:p>66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4" office:value-type="float" office:value="161000" calcext:value-type="float">
            <text:p>161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table:style-name="ce4" office:value-type="float" office:value="7800" calcext:value-type="float">
            <text:p>7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4" office:value-type="float" office:value="6500" calcext:value-type="float">
            <text:p>6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4246800" calcext:value-type="float">
            <text:p>4 246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table:style-name="ce4" office:value-type="float" office:value="3100" calcext:value-type="float">
            <text:p>3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162500" calcext:value-type="float">
            <text:p>162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table:style-name="ce4" office:value-type="float" office:value="160200" calcext:value-type="float">
            <text:p>160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4" office:value-type="float" office:value="445800" calcext:value-type="float">
            <text:p>445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4" office:value-type="float" office:value="610700" calcext:value-type="float">
            <text:p>610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4" office:value-type="float" office:value="2766400" calcext:value-type="float">
            <text:p>2 766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4" office:value-type="float" office:value="13200" calcext:value-type="float">
            <text:p>13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4" office:value-type="float" office:value="187000" calcext:value-type="float">
            <text:p>187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table:style-name="ce4" office:value-type="float" office:value="4000" calcext:value-type="float">
            <text:p>4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4" office:value-type="float" office:value="3700" calcext:value-type="float">
            <text:p>3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table:style-name="ce4" office:value-type="float" office:value="25400" calcext:value-type="float">
            <text:p>25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4" office:value-type="float" office:value="304500" calcext:value-type="float">
            <text:p>304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table:style-name="ce4" office:value-type="float" office:value="22900" calcext:value-type="float">
            <text:p>22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558900" calcext:value-type="float">
            <text:p>558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table:style-name="ce4" office:value-type="float" office:value="2000" calcext:value-type="float">
            <text:p>2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42400" calcext:value-type="float">
            <text:p>42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table:style-name="ce4" office:value-type="float" office:value="56000" calcext:value-type="float">
            <text:p>56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4" office:value-type="float" office:value="2000" calcext:value-type="float">
            <text:p>2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table:style-name="ce4" office:value-type="float" office:value="32700" calcext:value-type="float">
            <text:p>32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4" office:value-type="float" office:value="13400" calcext:value-type="float">
            <text:p>13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table:style-name="ce4" office:value-type="float" office:value="214900" calcext:value-type="float">
            <text:p>214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4" office:value-type="float" office:value="13800" calcext:value-type="float">
            <text:p>13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4" office:value-type="float" office:value="156500" calcext:value-type="float">
            <text:p>156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4" office:value-type="float" office:value="18700" calcext:value-type="float">
            <text:p>18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34500" calcext:value-type="float">
            <text:p>34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table:style-name="ce4" office:value-type="float" office:value="71100" calcext:value-type="float">
            <text:p>71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4" office:value-type="float" office:value="95800" calcext:value-type="float">
            <text:p>95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4" office:value-type="float" office:value="127900" calcext:value-type="float">
            <text:p>127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28000" calcext:value-type="float">
            <text:p>28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4" office:value-type="float" office:value="77600" calcext:value-type="float">
            <text:p>77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52900" calcext:value-type="float">
            <text:p>52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2479800" calcext:value-type="float">
            <text:p>2 479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4" office:value-type="float" office:value="2352800" calcext:value-type="float">
            <text:p>2 352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4" office:value-type="float" office:value="69000" calcext:value-type="float">
            <text:p>69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table:style-name="ce4" office:value-type="float" office:value="116700" calcext:value-type="float">
            <text:p>116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4" office:value-type="float" office:value="572500" calcext:value-type="float">
            <text:p>572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4" office:value-type="float" office:value="92800" calcext:value-type="float">
            <text:p>92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4" office:value-type="float" office:value="7800" calcext:value-type="float">
            <text:p>7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4" office:value-type="float" office:value="80600" calcext:value-type="float">
            <text:p>80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table:style-name="ce4" office:value-type="float" office:value="14400" calcext:value-type="float">
            <text:p>14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4" office:value-type="float" office:value="118200" calcext:value-type="float">
            <text:p>118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11646700" calcext:value-type="float">
            <text:p>11 646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table:style-name="ce4" office:value-type="float" office:value="932700" calcext:value-type="float">
            <text:p>932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2428000" calcext:value-type="float">
            <text:p>2 428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table:style-name="ce4" office:value-type="float" office:value="11900" calcext:value-type="float">
            <text:p>11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table:style-name="ce4" office:value-type="float" office:value="591000" calcext:value-type="float">
            <text:p>591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4" office:value-type="float" office:value="970700" calcext:value-type="float">
            <text:p>970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4" office:value-type="float" office:value="109600" calcext:value-type="float">
            <text:p>109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4" office:value-type="float" office:value="121800" calcext:value-type="float">
            <text:p>121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4" office:value-type="float" office:value="1600" calcext:value-type="float">
            <text:p>1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4" office:value-type="float" office:value="200600" calcext:value-type="float">
            <text:p>200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table:style-name="ce4" office:value-type="float" office:value="12400" calcext:value-type="float">
            <text:p>12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4" office:value-type="float" office:value="472700" calcext:value-type="float">
            <text:p>472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4" office:value-type="float" office:value="156700" calcext:value-type="float">
            <text:p>156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table:style-name="ce4" office:value-type="float" office:value="4900" calcext:value-type="float">
            <text:p>4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table:style-name="ce4" office:value-type="float" office:value="6900" calcext:value-type="float">
            <text:p>6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table:style-name="ce4" office:value-type="float" office:value="20300" calcext:value-type="float">
            <text:p>20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31700" calcext:value-type="float">
            <text:p>31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table:style-name="ce4" office:value-type="float" office:value="91900" calcext:value-type="float">
            <text:p>91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391800" calcext:value-type="float">
            <text:p>391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table:style-name="ce4" office:value-type="float" office:value="23700" calcext:value-type="float">
            <text:p>23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4" office:value-type="float" office:value="4600" calcext:value-type="float">
            <text:p>4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table:style-name="ce4" office:value-type="float" office:value="5700" calcext:value-type="float">
            <text:p>5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4" office:value-type="float" office:value="70800" calcext:value-type="float">
            <text:p>70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table:style-name="ce4" office:value-type="float" office:value="109500" calcext:value-type="float">
            <text:p>109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4" office:value-type="float" office:value="1512000" calcext:value-type="float">
            <text:p>1 512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2500" calcext:value-type="float">
            <text:p>2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table:style-name="ce4" office:value-type="float" office:value="4300" calcext:value-type="float">
            <text:p>4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4" office:value-type="float" office:value="14700" calcext:value-type="float">
            <text:p>14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4" office:value-type="float" office:value="33700" calcext:value-type="float">
            <text:p>33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4" office:value-type="float" office:value="19600" calcext:value-type="float">
            <text:p>19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3400" calcext:value-type="float">
            <text:p>3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126700" calcext:value-type="float">
            <text:p>126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4" office:value-type="float" office:value="83400" calcext:value-type="float">
            <text:p>83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4" office:value-type="float" office:value="39500" calcext:value-type="float">
            <text:p>39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table:style-name="ce4" office:value-type="float" office:value="15100" calcext:value-type="float">
            <text:p>15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4" office:value-type="float" office:value="32000" calcext:value-type="float">
            <text:p>32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4" office:value-type="float" office:value="10700" calcext:value-type="float">
            <text:p>10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4" office:value-type="float" office:value="5400" calcext:value-type="float">
            <text:p>5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4" office:value-type="float" office:value="1800" calcext:value-type="float">
            <text:p>1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1716400" calcext:value-type="float">
            <text:p>1 716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table:style-name="ce4" office:value-type="float" office:value="17800" calcext:value-type="float">
            <text:p>17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134400" calcext:value-type="float">
            <text:p>134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table:style-name="ce4" office:value-type="float" office:value="515000" calcext:value-type="float">
            <text:p>515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4" office:value-type="float" office:value="157700" calcext:value-type="float">
            <text:p>157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4" office:value-type="float" office:value="8500" calcext:value-type="float">
            <text:p>8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table:style-name="ce4" office:value-type="float" office:value="1400" calcext:value-type="float">
            <text:p>1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4" office:value-type="float" office:value="22100" calcext:value-type="float">
            <text:p>22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4" office:value-type="float" office:value="140900" calcext:value-type="float">
            <text:p>140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4" office:value-type="float" office:value="6600" calcext:value-type="float">
            <text:p>6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table:style-name="ce4" office:value-type="float" office:value="4000" calcext:value-type="float">
            <text:p>4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1800" calcext:value-type="float">
            <text:p>1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table:style-name="ce4" office:value-type="float" office:value="2600" calcext:value-type="float">
            <text:p>2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71400" calcext:value-type="float">
            <text:p>71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4" office:value-type="float" office:value="1600" calcext:value-type="float">
            <text:p>1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72600" calcext:value-type="float">
            <text:p>72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351100" calcext:value-type="float">
            <text:p>351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4" office:value-type="float" office:value="163400" calcext:value-type="float">
            <text:p>163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6600" calcext:value-type="float">
            <text:p>6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4" office:value-type="float" office:value="8100" calcext:value-type="float">
            <text:p>8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4" office:value-type="float" office:value="38200" calcext:value-type="float">
            <text:p>38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4" office:value-type="float" office:value="1600" calcext:value-type="float">
            <text:p>1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4" office:value-type="float" office:value="16800" calcext:value-type="float">
            <text:p>16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1265400" calcext:value-type="float">
            <text:p>1 265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4" office:value-type="float" office:value="15500" calcext:value-type="float">
            <text:p>15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4" office:value-type="float" office:value="40200" calcext:value-type="float">
            <text:p>40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4" office:value-type="float" office:value="50700" calcext:value-type="float">
            <text:p>50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4" office:value-type="float" office:value="3400" calcext:value-type="float">
            <text:p>3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4" office:value-type="float" office:value="13700" calcext:value-type="float">
            <text:p>13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67500" calcext:value-type="float">
            <text:p>67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4" office:value-type="float" office:value="10500" calcext:value-type="float">
            <text:p>10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484400" calcext:value-type="float">
            <text:p>484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3836600" calcext:value-type="float">
            <text:p>3 836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4" office:value-type="float" office:value="4317200" calcext:value-type="float">
            <text:p>4 317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4" office:value-type="float" office:value="201700" calcext:value-type="float">
            <text:p>201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4" office:value-type="float" office:value="106700" calcext:value-type="float">
            <text:p>106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4" office:value-type="float" office:value="2300" calcext:value-type="float">
            <text:p>2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table:style-name="ce4" office:value-type="float" office:value="2900" calcext:value-type="float">
            <text:p>2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4" office:value-type="float" office:value="121500" calcext:value-type="float">
            <text:p>121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2682000" calcext:value-type="float">
            <text:p>2 682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351700" calcext:value-type="float">
            <text:p>351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table:style-name="ce4" office:value-type="float" office:value="3900" calcext:value-type="float">
            <text:p>3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4" office:value-type="float" office:value="135300" calcext:value-type="float">
            <text:p>135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4" office:value-type="float" office:value="967100" calcext:value-type="float">
            <text:p>967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4" office:value-type="float" office:value="960300" calcext:value-type="float">
            <text:p>960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4" office:value-type="float" office:value="24300" calcext:value-type="float">
            <text:p>24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4" office:value-type="float" office:value="16000" calcext:value-type="float">
            <text:p>16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table:style-name="ce4" office:value-type="float" office:value="41200" calcext:value-type="float">
            <text:p>41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4" office:value-type="float" office:value="18000" calcext:value-type="float">
            <text:p>18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4" office:value-type="float" office:value="64600" calcext:value-type="float">
            <text:p>64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table:style-name="ce4" office:value-type="float" office:value="22100" calcext:value-type="float">
            <text:p>22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table:style-name="ce4" office:value-type="float" office:value="31700" calcext:value-type="float">
            <text:p>31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1455000" calcext:value-type="float">
            <text:p>1 455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table:style-name="ce4" office:value-type="float" office:value="17000" calcext:value-type="float">
            <text:p>17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157600" calcext:value-type="float">
            <text:p>157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4" office:value-type="float" office:value="923000" calcext:value-type="float">
            <text:p>923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6500" calcext:value-type="float">
            <text:p>6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table:style-name="ce4" office:value-type="float" office:value="2200" calcext:value-type="float">
            <text:p>2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4" office:value-type="float" office:value="144200" calcext:value-type="float">
            <text:p>144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4" office:value-type="float" office:value="2600" calcext:value-type="float">
            <text:p>2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304000" calcext:value-type="float">
            <text:p>304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4" office:value-type="float" office:value="27200" calcext:value-type="float">
            <text:p>27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286300" calcext:value-type="float">
            <text:p>286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5007300" calcext:value-type="float">
            <text:p>5 007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4" office:value-type="float" office:value="9905800" calcext:value-type="float">
            <text:p>9 905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4" office:value-type="float" office:value="150400" calcext:value-type="float">
            <text:p>150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4" office:value-type="float" office:value="2251000" calcext:value-type="float">
            <text:p>2 251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4" office:value-type="float" office:value="299200" calcext:value-type="float">
            <text:p>299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4" office:value-type="float" office:value="190500" calcext:value-type="float">
            <text:p>190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4" office:value-type="float" office:value="337600" calcext:value-type="float">
            <text:p>337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table:style-name="ce4" office:value-type="float" office:value="7800" calcext:value-type="float">
            <text:p>7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4" office:value-type="float" office:value="73300" calcext:value-type="float">
            <text:p>73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1753500" calcext:value-type="float">
            <text:p>1 753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24600" calcext:value-type="float">
            <text:p>24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4" office:value-type="float" office:value="540500" calcext:value-type="float">
            <text:p>540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4" office:value-type="float" office:value="570200" calcext:value-type="float">
            <text:p>570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4" office:value-type="float" office:value="86400" calcext:value-type="float">
            <text:p>86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4" office:value-type="float" office:value="16700" calcext:value-type="float">
            <text:p>16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4" office:value-type="float" office:value="21500" calcext:value-type="float">
            <text:p>21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table:style-name="ce4" office:value-type="float" office:value="1700" calcext:value-type="float">
            <text:p>1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4" office:value-type="float" office:value="18700" calcext:value-type="float">
            <text:p>18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4" office:value-type="float" office:value="622600" calcext:value-type="float">
            <text:p>622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515500" calcext:value-type="float">
            <text:p>515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table:style-name="ce4" office:value-type="float" office:value="3400" calcext:value-type="float">
            <text:p>3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58500" calcext:value-type="float">
            <text:p>58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4" office:value-type="float" office:value="7700" calcext:value-type="float">
            <text:p>7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4" office:value-type="float" office:value="14700" calcext:value-type="float">
            <text:p>14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4" office:value-type="float" office:value="12000" calcext:value-type="float">
            <text:p>12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4" office:value-type="float" office:value="57800" calcext:value-type="float">
            <text:p>57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4" office:value-type="float" office:value="13200" calcext:value-type="float">
            <text:p>13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table:style-name="ce4" office:value-type="float" office:value="438000" calcext:value-type="float">
            <text:p>438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4" office:value-type="float" office:value="21600" calcext:value-type="float">
            <text:p>21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4" office:value-type="float" office:value="9000" calcext:value-type="float">
            <text:p>9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table:style-name="ce4" office:value-type="float" office:value="163000" calcext:value-type="float">
            <text:p>163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1300" calcext:value-type="float">
            <text:p>1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58500" calcext:value-type="float">
            <text:p>58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table:style-name="ce4" office:value-type="float" office:value="194700" calcext:value-type="float">
            <text:p>194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4" office:value-type="float" office:value="4600" calcext:value-type="float">
            <text:p>4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4" office:value-type="float" office:value="3000" calcext:value-type="float">
            <text:p>3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table:style-name="ce4" office:value-type="float" office:value="16600" calcext:value-type="float">
            <text:p>16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4" office:value-type="float" office:value="6500" calcext:value-type="float">
            <text:p>6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3300" calcext:value-type="float">
            <text:p>3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4" office:value-type="float" office:value="16200" calcext:value-type="float">
            <text:p>16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4" office:value-type="float" office:value="9600" calcext:value-type="float">
            <text:p>9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4" office:value-type="float" office:value="27000" calcext:value-type="float">
            <text:p>27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34600" calcext:value-type="float">
            <text:p>34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table:style-name="ce4" office:value-type="float" office:value="4400" calcext:value-type="float">
            <text:p>4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40300" calcext:value-type="float">
            <text:p>40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table:style-name="ce4" office:value-type="float" office:value="778700" calcext:value-type="float">
            <text:p>778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4" office:value-type="float" office:value="26700" calcext:value-type="float">
            <text:p>26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table:style-name="ce4" office:value-type="float" office:value="466400" calcext:value-type="float">
            <text:p>466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table:style-name="ce4" office:value-type="float" office:value="1200" calcext:value-type="float">
            <text:p>1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30300" calcext:value-type="float">
            <text:p>30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225000" calcext:value-type="float">
            <text:p>225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table:style-name="ce4" office:value-type="float" office:value="4700" calcext:value-type="float">
            <text:p>4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4" office:value-type="float" office:value="60000" calcext:value-type="float">
            <text:p>60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<text:s/>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4" office:value-type="float" office:value="11400" calcext:value-type="float">
            <text:p>11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<text:s/>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table:style-name="ce4" office:value-type="float" office:value="1300" calcext:value-type="float">
            <text:p>1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<text:s/>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4" office:value-type="float" office:value="139200" calcext:value-type="float">
            <text:p>139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<text:s/>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67500" calcext:value-type="float">
            <text:p>67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table:style-name="ce4" office:value-type="float" office:value="52200" calcext:value-type="float">
            <text:p>52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4" office:value-type="float" office:value="58800" calcext:value-type="float">
            <text:p>58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56000" calcext:value-type="float">
            <text:p>56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103000" calcext:value-type="float">
            <text:p>103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4" office:value-type="float" office:value="974400" calcext:value-type="float">
            <text:p>974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table:style-name="ce4" office:value-type="float" office:value="1000" calcext:value-type="float">
            <text:p>1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4" office:value-type="float" office:value="28900" calcext:value-type="float">
            <text:p>28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2407000" calcext:value-type="float">
            <text:p>2 407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20800" calcext:value-type="float">
            <text:p>20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4" office:value-type="float" office:value="176700" calcext:value-type="float">
            <text:p>176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15800" calcext:value-type="float">
            <text:p>15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46100" calcext:value-type="float">
            <text:p>46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4" office:value-type="float" office:value="1700" calcext:value-type="float">
            <text:p>1 700 <text:s text:c="2"/></text:p>
          </table:table-cell>
          <table:table-cell office:value-type="string" calcext:value-type="string">
            <text:p>L'orthographe de "Minales" semble être erroné.</text:p>
          </table:table-cell>
          <table:table-cell table:number-columns-repeated="1015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285700" calcext:value-type="float">
            <text:p>285 700 <text:s text:c="2"/></text:p>
          </table:table-cell>
          <table:table-cell office:value-type="string" calcext:value-type="string">
            <text:p>L'orthographe de "Minales" semble être erroné.</text:p>
          </table:table-cell>
          <table:table-cell table:number-columns-repeated="1015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4" office:value-type="float" office:value="4900" calcext:value-type="float">
            <text:p>4 900 <text:s text:c="2"/></text:p>
          </table:table-cell>
          <table:table-cell office:value-type="string" calcext:value-type="string">
            <text:p>L'orthographe de "Minales" semble être erroné.</text:p>
          </table:table-cell>
          <table:table-cell table:number-columns-repeated="1015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table:style-name="ce4" office:value-type="float" office:value="232900" calcext:value-type="float">
            <text:p>232 900 <text:s text:c="2"/></text:p>
          </table:table-cell>
          <table:table-cell office:value-type="string" calcext:value-type="string">
            <text:p>L'orthographe de "Minales" semble être erroné.</text:p>
          </table:table-cell>
          <table:table-cell table:number-columns-repeated="1015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nal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292200" calcext:value-type="float">
            <text:p>292 200 <text:s text:c="2"/></text:p>
          </table:table-cell>
          <table:table-cell office:value-type="string" calcext:value-type="string">
            <text:p>L'orthographe de "Minales" semble être erroné.</text:p>
          </table:table-cell>
          <table:table-cell table:number-columns-repeated="1015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4" office:value-type="float" office:value="65700" calcext:value-type="float">
            <text:p>65 700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4"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4343400" calcext:value-type="float">
            <text:p>4 343 400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4"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40300" calcext:value-type="float">
            <text:p>40 300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10400" calcext:value-type="float">
            <text:p>10 400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4" office:value-type="float" office:value="11800" calcext:value-type="float">
            <text:p>11 800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4"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4" office:value-type="float" office:value="75900" calcext:value-type="float">
            <text:p>75 900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4"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4"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4" office:value-type="float" office:value="405200" calcext:value-type="float">
            <text:p>405 200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1289000" calcext:value-type="float">
            <text:p>1 289 000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169000" calcext:value-type="float">
            <text:p>169 000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table:style-name="ce4" office:value-type="float" office:value="36500" calcext:value-type="float">
            <text:p>36 500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table:style-name="ce4" office:value-type="float" office:value="175000" calcext:value-type="float">
            <text:p>175 000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4" office:value-type="float" office:value="50300" calcext:value-type="float">
            <text:p>50 300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4" office:value-type="float" office:value="331700" calcext:value-type="float">
            <text:p>331 700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4"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table:style-name="ce4" office:value-type="float" office:value="11431400" calcext:value-type="float">
            <text:p>11 431 400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table:style-name="ce4" office:value-type="float" office:value="27400" calcext:value-type="float">
            <text:p>27 400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395100" calcext:value-type="float">
            <text:p>395 100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37900" calcext:value-type="float">
            <text:p>37 900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table:style-name="ce4" office:value-type="float" office:value="235200" calcext:value-type="float">
            <text:p>235 200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4" office:value-type="float" office:value="169000" calcext:value-type="float">
            <text:p>169 000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4" office:value-type="float" office:value="95900" calcext:value-type="float">
            <text:p>95 900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4" office:value-type="float" office:value="127000" calcext:value-type="float">
            <text:p>127 000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185300" calcext:value-type="float">
            <text:p>185 300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4" office:value-type="float" office:value="486000" calcext:value-type="float">
            <text:p>486 000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269100" calcext:value-type="float">
            <text:p>269 100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2365500" calcext:value-type="float">
            <text:p>2 365 500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4" office:value-type="float" office:value="6813000" calcext:value-type="float">
            <text:p>6 813 000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4" office:value-type="float" office:value="262400" calcext:value-type="float">
            <text:p>262 400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table:style-name="ce4" office:value-type="float" office:value="254400" calcext:value-type="float">
            <text:p>254 400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4" office:value-type="float" office:value="123600" calcext:value-type="float">
            <text:p>123 600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table:style-name="ce4" office:value-type="float" office:value="174300" calcext:value-type="float">
            <text:p>174 300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4" office:value-type="float" office:value="541500" calcext:value-type="float">
            <text:p>541 500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6409600" calcext:value-type="float">
            <text:p>6 409 600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table:style-name="ce4" office:value-type="float" office:value="26300" calcext:value-type="float">
            <text:p>26 300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206000" calcext:value-type="float">
            <text:p>206 000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table:style-name="ce4" office:value-type="float" office:value="23500" calcext:value-type="float">
            <text:p>23 500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table:style-name="ce4" office:value-type="float" office:value="82000" calcext:value-type="float">
            <text:p>82 000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4" office:value-type="float" office:value="729100" calcext:value-type="float">
            <text:p>729 100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4" office:value-type="float" office:value="70900" calcext:value-type="float">
            <text:p>70 900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4" office:value-type="float" office:value="335800" calcext:value-type="float">
            <text:p>335 800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4" office:value-type="float" office:value="71800" calcext:value-type="float">
            <text:p>71 800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4" office:value-type="float" office:value="151800" calcext:value-type="float">
            <text:p>151 800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4" office:value-type="float" office:value="178000" calcext:value-type="float">
            <text:p>178 000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table:style-name="ce4" office:value-type="float" office:value="303200" calcext:value-type="float">
            <text:p>303 200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1616600" calcext:value-type="float">
            <text:p>1 616 600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140000" calcext:value-type="float">
            <text:p>140 000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paves et Echouement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15200" calcext:value-type="float">
            <text:p>15 200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paves et Echouement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4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table:style-name="ce4" office:value-type="float" office:value="1728900" calcext:value-type="float">
            <text:p>1 728 900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table:style-name="ce4" office:value-type="float" office:value="226800" calcext:value-type="float">
            <text:p>226 800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table:style-name="ce4" office:value-type="float" office:value="9091300" calcext:value-type="float">
            <text:p>9 091 300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table:style-name="ce4" office:value-type="float" office:value="53900" calcext:value-type="float">
            <text:p>53 900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table:style-name="ce4" office:value-type="float" office:value="103500" calcext:value-type="float">
            <text:p>103 500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table:style-name="ce4"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164700" calcext:value-type="float">
            <text:p>164 700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4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4" office:value-type="float" office:value="654000" calcext:value-type="float">
            <text:p>654 000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4"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4" office:value-type="float" office:value="13400" calcext:value-type="float">
            <text:p>13 400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4" office:value-type="float" office:value="162600" calcext:value-type="float">
            <text:p>162 600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134300" calcext:value-type="float">
            <text:p>134 300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table:style-name="ce4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table:style-name="ce4" office:value-type="float" office:value="220100" calcext:value-type="float">
            <text:p>220 100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table:style-name="ce4" office:value-type="float" office:value="493400" calcext:value-type="float">
            <text:p>493 400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table:style-name="ce4" office:value-type="float" office:value="363500" calcext:value-type="float">
            <text:p>363 500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table:style-name="ce4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table:style-name="ce4" office:value-type="float" office:value="32500" calcext:value-type="float">
            <text:p>32 500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table:style-name="ce4"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table:style-name="ce4" office:value-type="float" office:value="7800" calcext:value-type="float">
            <text:p>7 800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350500" calcext:value-type="float">
            <text:p>350 500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table:style-name="ce4" office:value-type="float" office:value="3841300" calcext:value-type="float">
            <text:p>3 841 300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table:style-name="ce4"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table:style-name="ce4" office:value-type="float" office:value="239800" calcext:value-type="float">
            <text:p>239 80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table:style-name="ce4" office:value-type="float" office:value="18200" calcext:value-type="float">
            <text:p>18 200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table:style-name="ce4" office:value-type="float" office:value="317900" calcext:value-type="float">
            <text:p>317 900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table:style-name="ce4" office:value-type="float" office:value="781500" calcext:value-type="float">
            <text:p>781 500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table:style-name="ce4" office:value-type="float" office:value="889700" calcext:value-type="float">
            <text:p>889 700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table:style-name="ce4" office:value-type="float" office:value="21900" calcext:value-type="float">
            <text:p>21 900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384500" calcext:value-type="float">
            <text:p>384 500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4" office:value-type="float" office:value="223300" calcext:value-type="float">
            <text:p>223 300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4"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4" office:value-type="float" office:value="708900" calcext:value-type="float">
            <text:p>708 900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4" office:value-type="float" office:value="66700" calcext:value-type="float">
            <text:p>66 700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4" office:value-type="float" office:value="277000" calcext:value-type="float">
            <text:p>277 000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table:style-name="ce4" office:value-type="float" office:value="245600" calcext:value-type="float">
            <text:p>245 600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4" office:value-type="float" office:value="86900" calcext:value-type="float">
            <text:p>86 900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table:style-name="ce4"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table:style-name="ce4"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4" office:value-type="float" office:value="205800" calcext:value-type="float">
            <text:p>205 800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4" office:value-type="float" office:value="1135300" calcext:value-type="float">
            <text:p>1 135 300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124800" calcext:value-type="float">
            <text:p>124 80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177700" calcext:value-type="float">
            <text:p>177 700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table:style-name="ce4" office:value-type="float" office:value="27700" calcext:value-type="float">
            <text:p>27 700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table:style-name="ce4" office:value-type="float" office:value="59400" calcext:value-type="float">
            <text:p>59 400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table:style-name="ce4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31200" calcext:value-type="float">
            <text:p>31 200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table:style-name="ce4" office:value-type="float" office:value="22100" calcext:value-type="float">
            <text:p>22 10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table:style-name="ce4" office:value-type="float" office:value="74900" calcext:value-type="float">
            <text:p>74 900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table:style-name="ce4" office:value-type="float" office:value="114000" calcext:value-type="float">
            <text:p>114 000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table:style-name="ce4" office:value-type="float" office:value="95300" calcext:value-type="float">
            <text:p>95 300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77000" calcext:value-type="float">
            <text:p>77 000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table:style-name="ce4" office:value-type="float" office:value="16100" calcext:value-type="float">
            <text:p>16 100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table:style-name="ce4" office:value-type="float" office:value="77200" calcext:value-type="float">
            <text:p>77 200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table:style-name="ce4" office:value-type="float" office:value="35700" calcext:value-type="float">
            <text:p>35 700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table:style-name="ce4" office:value-type="float" office:value="104600" calcext:value-type="float">
            <text:p>104 600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720400" calcext:value-type="float">
            <text:p>720 400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table:style-name="ce4" office:value-type="float" office:value="1335400" calcext:value-type="float">
            <text:p>1 335 400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table:style-name="ce4" office:value-type="float" office:value="180400" calcext:value-type="float">
            <text:p>180 400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table:style-name="ce4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table:style-name="ce4" office:value-type="float" office:value="21400" calcext:value-type="float">
            <text:p>21 400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table:style-name="ce4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156500" calcext:value-type="float">
            <text:p>156 500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4"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4"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4"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4" office:value-type="float" office:value="36500" calcext:value-type="float">
            <text:p>36 500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table:style-name="ce4" office:value-type="float" office:value="15400" calcext:value-type="float">
            <text:p>15 400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4" office:value-type="float" office:value="23800" calcext:value-type="float">
            <text:p>23 800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table:style-name="ce4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4" office:value-type="float" office:value="2228300" calcext:value-type="float">
            <text:p>2 228 300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28500" calcext:value-type="float">
            <text:p>28 500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14200" calcext:value-type="float">
            <text:p>14 200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table:style-name="ce4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table:style-name="ce4"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16200" calcext:value-type="float">
            <text:p>16 200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table:style-name="ce4" office:value-type="float" office:value="11400" calcext:value-type="float">
            <text:p>11 400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table:style-name="ce4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table:style-name="ce4"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table:style-name="ce4"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214700" calcext:value-type="float">
            <text:p>214 700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table:style-name="ce4" office:value-type="float" office:value="2978200" calcext:value-type="float">
            <text:p>2 978 200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table:style-name="ce4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table:style-name="ce4" office:value-type="float" office:value="93400" calcext:value-type="float">
            <text:p>93 400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table:style-name="ce4"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table:style-name="ce4" office:value-type="float" office:value="48500" calcext:value-type="float">
            <text:p>48 500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table:style-name="ce4" office:value-type="float" office:value="459600" calcext:value-type="float">
            <text:p>459 600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table:style-name="ce4" office:value-type="float" office:value="83500" calcext:value-type="float">
            <text:p>83 500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table:style-name="ce4" office:value-type="float" office:value="73900" calcext:value-type="float">
            <text:p>73 900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288800" calcext:value-type="float">
            <text:p>288 800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4" office:value-type="float" office:value="121400" calcext:value-type="float">
            <text:p>121 400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4" office:value-type="float" office:value="298400" calcext:value-type="float">
            <text:p>298 400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4" office:value-type="float" office:value="216000" calcext:value-type="float">
            <text:p>216 000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4" office:value-type="float" office:value="595500" calcext:value-type="float">
            <text:p>595 500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table:style-name="ce4" office:value-type="float" office:value="41900" calcext:value-type="float">
            <text:p>41 900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4" office:value-type="float" office:value="15600" calcext:value-type="float">
            <text:p>15 600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table:style-name="ce4" office:value-type="float" office:value="252500" calcext:value-type="float">
            <text:p>252 500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table:style-name="ce4" office:value-type="float" office:value="45900" calcext:value-type="float">
            <text:p>45 900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table:style-name="ce4" office:value-type="float" office:value="2682000" calcext:value-type="float">
            <text:p>2 682 000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4" office:value-type="float" office:value="279400" calcext:value-type="float">
            <text:p>279 400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4" office:value-type="float" office:value="2907000" calcext:value-type="float">
            <text:p>2 907 000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178900" calcext:value-type="float">
            <text:p>178 900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259000" calcext:value-type="float">
            <text:p>259 000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table:style-name="ce4" office:value-type="float" office:value="1124400" calcext:value-type="float">
            <text:p>1 124 400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table:style-name="ce4" office:value-type="float" office:value="31400" calcext:value-type="float">
            <text:p>31 400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table:style-name="ce4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530700" calcext:value-type="float">
            <text:p>530 700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table:style-name="ce4"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table:style-name="ce4" office:value-type="float" office:value="12200" calcext:value-type="float">
            <text:p>12 200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table:style-name="ce4" office:value-type="float" office:value="80800" calcext:value-type="float">
            <text:p>80 800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table:style-name="ce4"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109000" calcext:value-type="float">
            <text:p>109 000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table:style-name="ce4" office:value-type="float" office:value="18300" calcext:value-type="float">
            <text:p>18 300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table:style-name="ce4" office:value-type="float" office:value="27900" calcext:value-type="float">
            <text:p>27 900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table:style-name="ce4"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table:style-name="ce4" office:value-type="float" office:value="22500" calcext:value-type="float">
            <text:p>22 500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table:style-name="ce4" office:value-type="float" office:value="144400" calcext:value-type="float">
            <text:p>144 400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320600" calcext:value-type="float">
            <text:p>320 600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table:style-name="ce4" office:value-type="float" office:value="699100" calcext:value-type="float">
            <text:p>699 100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table:style-name="ce4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table:style-name="ce4" office:value-type="float" office:value="32500" calcext:value-type="float">
            <text:p>32 500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table:style-name="ce4"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table:style-name="ce4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table:style-name="ce4" office:value-type="float" office:value="8900" calcext:value-type="float">
            <text:p>8 900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table:style-name="ce4" office:value-type="float" office:value="212600" calcext:value-type="float">
            <text:p>212 600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table:style-name="ce4" office:value-type="float" office:value="9400" calcext:value-type="float">
            <text:p>9 400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85600" calcext:value-type="float">
            <text:p>85 600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4" office:value-type="float" office:value="380300" calcext:value-type="float">
            <text:p>380 300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4" office:value-type="float" office:value="33600" calcext:value-type="float">
            <text:p>33 600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4" office:value-type="float" office:value="16900" calcext:value-type="float">
            <text:p>16 900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4" office:value-type="float" office:value="45700" calcext:value-type="float">
            <text:p>45 700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table:style-name="ce4" office:value-type="float" office:value="143900" calcext:value-type="float">
            <text:p>143 900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table:style-name="ce4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table:style-name="ce4" office:value-type="float" office:value="28700" calcext:value-type="float">
            <text:p>28 700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4" office:value-type="float" office:value="1140300" calcext:value-type="float">
            <text:p>1 140 300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4" office:value-type="float" office:value="5720600" calcext:value-type="float">
            <text:p>5 720 600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84100" calcext:value-type="float">
            <text:p>84 100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table:style-name="ce4" office:value-type="float" office:value="300000" calcext:value-type="float">
            <text:p>300 000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table:style-name="ce4"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73300" calcext:value-type="float">
            <text:p>73 300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table:style-name="ce4" office:value-type="float" office:value="40500" calcext:value-type="float">
            <text:p>40 500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212800" calcext:value-type="float">
            <text:p>212 800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table:style-name="ce4" office:value-type="float" office:value="22100" calcext:value-type="float">
            <text:p>22 100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table:style-name="ce4" office:value-type="float" office:value="7900" calcext:value-type="float">
            <text:p>7 900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table:style-name="ce4"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125700" calcext:value-type="float">
            <text:p>125 700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table:style-name="ce4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4" office:value-type="float" office:value="9100" calcext:value-type="float">
            <text:p>9 100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4"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table:style-name="ce4"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table:style-name="ce4" office:value-type="float" office:value="472000" calcext:value-type="float">
            <text:p>472 000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table:style-name="ce4" office:value-type="float" office:value="52800" calcext:value-type="float">
            <text:p>52 800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table:style-name="ce4"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table:style-name="ce4"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table:style-name="ce4"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59500" calcext:value-type="float">
            <text:p>59 500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4" office:value-type="float" office:value="269300" calcext:value-type="float">
            <text:p>269 300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4" office:value-type="float" office:value="15700" calcext:value-type="float">
            <text:p>15 700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4" office:value-type="float" office:value="134000" calcext:value-type="float">
            <text:p>134 000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table:style-name="ce4"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4" office:value-type="float" office:value="15800" calcext:value-type="float">
            <text:p>15 800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table:style-name="ce4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4"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4" office:value-type="float" office:value="1279000" calcext:value-type="float">
            <text:p>1 279 000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7700" calcext:value-type="float">
            <text:p>7 700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table:style-name="ce4" office:value-type="float" office:value="11900" calcext:value-type="float">
            <text:p>11 900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table:style-name="ce4" office:value-type="float" office:value="28700" calcext:value-type="float">
            <text:p>28 700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table:style-name="ce4" office:value-type="float" office:value="7800" calcext:value-type="float">
            <text:p>7 800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table:style-name="ce4"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table:style-name="ce4"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table:style-name="ce4" office:value-type="float" office:value="48800" calcext:value-type="float">
            <text:p>48 800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table:style-name="ce4" office:value-type="float" office:value="39600" calcext:value-type="float">
            <text:p>39 600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112000" calcext:value-type="float">
            <text:p>112 000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table:style-name="ce4" office:value-type="float" office:value="2155100" calcext:value-type="float">
            <text:p>2 155 100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table:style-name="ce4"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table:style-name="ce4" office:value-type="float" office:value="114600" calcext:value-type="float">
            <text:p>114 600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table:style-name="ce4" office:value-type="float" office:value="25500" calcext:value-type="float">
            <text:p>25 500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86100" calcext:value-type="float">
            <text:p>86 100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4" office:value-type="float" office:value="97600" calcext:value-type="float">
            <text:p>97 600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table:style-name="ce4" office:value-type="float" office:value="16300" calcext:value-type="float">
            <text:p>16 300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4" office:value-type="float" office:value="30900" calcext:value-type="float">
            <text:p>30 900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4" office:value-type="float" office:value="10651600" calcext:value-type="float">
            <text:p>10 651 600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table:style-name="ce4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199700" calcext:value-type="float">
            <text:p>199 700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table:style-name="ce4"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4" office:value-type="float" office:value="270100" calcext:value-type="float">
            <text:p>270 100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4" office:value-type="float" office:value="216700" calcext:value-type="float">
            <text:p>216 700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table:style-name="ce4"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table:style-name="ce4"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4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4"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table:style-name="ce4" office:value-type="float" office:value="14300" calcext:value-type="float">
            <text:p>14 300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4"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4"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table:style-name="ce4" office:value-type="float" office:value="8600" calcext:value-type="float">
            <text:p>8 600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table:style-name="ce4"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table:style-name="ce4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table:style-name="ce4"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table:style-name="ce4"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table:style-name="ce4" office:value-type="float" office:value="13900" calcext:value-type="float">
            <text:p>13 900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24300" calcext:value-type="float">
            <text:p>24 300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4" office:value-type="float" office:value="24200" calcext:value-type="float">
            <text:p>24 200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table:style-name="ce4" office:value-type="float" office:value="41700" calcext:value-type="float">
            <text:p>41 700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table:style-name="ce4" office:value-type="float" office:value="443800" calcext:value-type="float">
            <text:p>443 800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table:style-name="ce4"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table:style-name="ce4" office:value-type="float" office:value="22300" calcext:value-type="float">
            <text:p>22 300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table:style-name="ce4" office:value-type="float" office:value="85200" calcext:value-type="float">
            <text:p>85 200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49700" calcext:value-type="float">
            <text:p>49 700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table:style-name="ce4" office:value-type="float" office:value="9900" calcext:value-type="float">
            <text:p>9 900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4" office:value-type="float" office:value="33700" calcext:value-type="float">
            <text:p>33 700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4" office:value-type="float" office:value="8900" calcext:value-type="float">
            <text:p>8 900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4" office:value-type="float" office:value="19900" calcext:value-type="float">
            <text:p>19 900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table:style-name="ce4"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4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4"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table:style-name="ce4"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table:style-name="ce4"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table:style-name="ce4"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8600" calcext:value-type="float">
            <text:p>8 600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table:style-name="ce4"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table:style-name="ce4"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512100" calcext:value-type="float">
            <text:p>512 100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table:style-name="ce4" office:value-type="float" office:value="646700" calcext:value-type="float">
            <text:p>646 700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table:style-name="ce4" office:value-type="float" office:value="230300" calcext:value-type="float">
            <text:p>230 300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table:style-name="ce4" office:value-type="float" office:value="36800" calcext:value-type="float">
            <text:p>36 800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table:style-name="ce4" office:value-type="float" office:value="40200" calcext:value-type="float">
            <text:p>40 200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table:style-name="ce4"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24800" calcext:value-type="float">
            <text:p>24 800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4" office:value-type="float" office:value="153500" calcext:value-type="float">
            <text:p>153 500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4" office:value-type="float" office:value="331300" calcext:value-type="float">
            <text:p>331 300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181000" calcext:value-type="float">
            <text:p>181 000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4" office:value-type="float" office:value="33800" calcext:value-type="float">
            <text:p>33 800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table:style-name="ce4" office:value-type="float" office:value="203800" calcext:value-type="float">
            <text:p>203 800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4" office:value-type="float" office:value="439800" calcext:value-type="float">
            <text:p>439 800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4" office:value-type="float" office:value="1737900" calcext:value-type="float">
            <text:p>1 737 900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762800" calcext:value-type="float">
            <text:p>762 800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121300" calcext:value-type="float">
            <text:p>121 300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table:style-name="ce4" office:value-type="float" office:value="114800" calcext:value-type="float">
            <text:p>114 800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table:style-name="ce4" office:value-type="float" office:value="24500" calcext:value-type="float">
            <text:p>24 500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114800" calcext:value-type="float">
            <text:p>114 800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table:style-name="ce4"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table:style-name="ce4" office:value-type="float" office:value="23300" calcext:value-type="float">
            <text:p>23 300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1076100" calcext:value-type="float">
            <text:p>1 076 100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4" office:value-type="float" office:value="14400" calcext:value-type="float">
            <text:p>14 400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4" office:value-type="float" office:value="22800" calcext:value-type="float">
            <text:p>22 800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table:style-name="ce4"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table:style-name="ce4" office:value-type="float" office:value="409400" calcext:value-type="float">
            <text:p>409 400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4" office:value-type="float" office:value="270300" calcext:value-type="float">
            <text:p>270 300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table:style-name="ce4" office:value-type="float" office:value="25600" calcext:value-type="float">
            <text:p>25 600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table:style-name="ce4"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150700" calcext:value-type="float">
            <text:p>150 700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4"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table:style-name="ce4" office:value-type="float" office:value="18734900" calcext:value-type="float">
            <text:p>18 734 900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table:style-name="ce4" office:value-type="float" office:value="33400" calcext:value-type="float">
            <text:p>33 400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132579" calcext:value-type="float">
            <text:p>132 579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4" office:value-type="float" office:value="31800" calcext:value-type="float">
            <text:p>31 800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4" office:value-type="float" office:value="29500" calcext:value-type="float">
            <text:p>29 500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table:style-name="ce4" office:value-type="float" office:value="22700" calcext:value-type="float">
            <text:p>22 700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table:style-name="ce4"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4"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table:style-name="ce4" office:value-type="float" office:value="11500" calcext:value-type="float">
            <text:p>11 500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349400" calcext:value-type="float">
            <text:p>349 400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4" office:value-type="float" office:value="36900" calcext:value-type="float">
            <text:p>36 900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4" office:value-type="float" office:value="64500" calcext:value-type="float">
            <text:p>64 500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181300" calcext:value-type="float">
            <text:p>181 300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table:style-name="ce4" office:value-type="float" office:value="373300" calcext:value-type="float">
            <text:p>373 300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table:style-name="ce4" office:value-type="float" office:value="35500" calcext:value-type="float">
            <text:p>35 500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110112" calcext:value-type="float">
            <text:p>110 112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4" office:value-type="float" office:value="30900" calcext:value-type="float">
            <text:p>30 900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table:style-name="ce4" office:value-type="float" office:value="17300" calcext:value-type="float">
            <text:p>17 300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table:style-name="ce4" office:value-type="float" office:value="14900" calcext:value-type="float">
            <text:p>14 900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75900" calcext:value-type="float">
            <text:p>75 900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4"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20300" calcext:value-type="float">
            <text:p>20 300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table:style-name="ce4" office:value-type="float" office:value="228900" calcext:value-type="float">
            <text:p>228 900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36157" calcext:value-type="float">
            <text:p>36 157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4" office:value-type="float" office:value="39700" calcext:value-type="float">
            <text:p>39 700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4"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table:style-name="ce4"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table:style-name="ce4"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4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table:style-name="ce4"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74700" calcext:value-type="float">
            <text:p>74 700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4"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4" office:value-type="float" office:value="58200" calcext:value-type="float">
            <text:p>58 200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312800" calcext:value-type="float">
            <text:p>312 800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table:style-name="ce4" office:value-type="float" office:value="773000" calcext:value-type="float">
            <text:p>773 000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table:style-name="ce4" office:value-type="float" office:value="13300" calcext:value-type="float">
            <text:p>13 300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188285" calcext:value-type="float">
            <text:p>188 285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4" office:value-type="float" office:value="42400" calcext:value-type="float">
            <text:p>42 400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4"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table:style-name="ce4" office:value-type="float" office:value="16400" calcext:value-type="float">
            <text:p>16 400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table:style-name="ce4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42600" calcext:value-type="float">
            <text:p>42 600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4"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4" office:value-type="float" office:value="63400" calcext:value-type="float">
            <text:p>63 400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30300" calcext:value-type="float">
            <text:p>30 300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table:style-name="ce4" office:value-type="float" office:value="2284900" calcext:value-type="float">
            <text:p>2 284 900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table:style-name="ce4" office:value-type="float" office:value="18300" calcext:value-type="float">
            <text:p>18 300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73473" calcext:value-type="float">
            <text:p>73 473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4829" calcext:value-type="float">
            <text:p>4 829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35900" calcext:value-type="float">
            <text:p>35 900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9100" calcext:value-type="float">
            <text:p>9 100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97647" calcext:value-type="float">
            <text:p>97 647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82500" calcext:value-type="float">
            <text:p>82 500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4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15700" calcext:value-type="float">
            <text:p>15 700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122047" calcext:value-type="float">
            <text:p>122 047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2043" calcext:value-type="float">
            <text:p>2 043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9111" calcext:value-type="float">
            <text:p>9 111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2847" calcext:value-type="float">
            <text:p>2 847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table:style-name="ce4" office:value-type="float" office:value="140400" calcext:value-type="float">
            <text:p>140 400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23832" calcext:value-type="float">
            <text:p>23 832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435" calcext:value-type="float">
            <text:p>435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1485" calcext:value-type="float">
            <text:p>1 485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table:style-name="ce4"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21398" calcext:value-type="float">
            <text:p>21 398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1084" calcext:value-type="float">
            <text:p>1 084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27661" calcext:value-type="float">
            <text:p>27 661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4" office:value-type="float" office:value="322600" calcext:value-type="float">
            <text:p>322 600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table:style-name="ce4" office:value-type="float" office:value="45700" calcext:value-type="float">
            <text:p>45 700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table:style-name="ce4" office:value-type="float" office:value="16200" calcext:value-type="float">
            <text:p>16 200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46700" calcext:value-type="float">
            <text:p>46 700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4" office:value-type="float" office:value="25900" calcext:value-type="float">
            <text:p>25 900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21900" calcext:value-type="float">
            <text:p>21 900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table:style-name="ce4" office:value-type="float" office:value="5760600" calcext:value-type="float">
            <text:p>5 760 600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61684" calcext:value-type="float">
            <text:p>61 684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table:style-name="ce4" office:value-type="float" office:value="12800" calcext:value-type="float">
            <text:p>12 800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116000" calcext:value-type="float">
            <text:p>116 000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4" office:value-type="float" office:value="60200" calcext:value-type="float">
            <text:p>60 200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116000" calcext:value-type="float">
            <text:p>116 000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31876" calcext:value-type="float">
            <text:p>31 876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table:style-name="ce4" office:value-type="float" office:value="6509" calcext:value-type="float">
            <text:p>6 509 <text:s text:c="2"/>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2014000" calcext:value-type="float">
            <text:p>2 014 000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4" office:value-type="float" office:value="615100" calcext:value-type="float">
            <text:p>615 100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table:style-name="ce4" office:value-type="float" office:value="805700" calcext:value-type="float">
            <text:p>805 700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table:style-name="ce4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250400" calcext:value-type="float">
            <text:p>250 400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<text:s/>et moutons</text:p>
          </table:table-cell>
          <table:table-cell table:style-name="ce4" office:value-type="float" office:value="7459300" calcext:value-type="float">
            <text:p>7 459 300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table:style-name="ce4" office:value-type="float" office:value="62200" calcext:value-type="float">
            <text:p>62 200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4" office:value-type="float" office:value="409100" calcext:value-type="float">
            <text:p>409 100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4" office:value-type="float" office:value="137500" calcext:value-type="float">
            <text:p>137 500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4" office:value-type="float" office:value="40600" calcext:value-type="float">
            <text:p>40 600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4" office:value-type="float" office:value="56900" calcext:value-type="float">
            <text:p>56 900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4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4" office:value-type="float" office:value="42300" calcext:value-type="float">
            <text:p>42 300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4" office:value-type="float" office:value="378100" calcext:value-type="float">
            <text:p>378 100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4" office:value-type="float" office:value="42200" calcext:value-type="float">
            <text:p>42 200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table:style-name="ce4" office:value-type="float" office:value="11600" calcext:value-type="float">
            <text:p>11 600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334600" calcext:value-type="float">
            <text:p>334 600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4" office:value-type="float" office:value="115100" calcext:value-type="float">
            <text:p>115 100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table:style-name="ce4" office:value-type="float" office:value="233400" calcext:value-type="float">
            <text:p>233 400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4" office:value-type="float" office:value="1205000" calcext:value-type="float">
            <text:p>1 205 000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4"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1838300" calcext:value-type="float">
            <text:p>1 838 300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table:style-name="ce4" office:value-type="float" office:value="674400" calcext:value-type="float">
            <text:p>674 400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table:style-name="ce4" office:value-type="float" office:value="11700" calcext:value-type="float">
            <text:p>11 700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4" office:value-type="float" office:value="112700" calcext:value-type="float">
            <text:p>112 700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4" office:value-type="float" office:value="126200" calcext:value-type="float">
            <text:p>126 200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table:style-name="ce4" office:value-type="float" office:value="1172100" calcext:value-type="float">
            <text:p>1 172 100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4" office:value-type="float" office:value="1005900" calcext:value-type="float">
            <text:p>1 005 900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s de jardin</text:p>
          </table:table-cell>
          <table:table-cell table:style-name="ce4"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4" office:value-type="float" office:value="39200" calcext:value-type="float">
            <text:p>39 200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table:style-name="ce4"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540800" calcext:value-type="float">
            <text:p>540 800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21666" calcext:value-type="float">
            <text:p>21 666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4"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4" office:value-type="float" office:value="12900" calcext:value-type="float">
            <text:p>12 900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4"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4"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4" office:value-type="float" office:value="147600" calcext:value-type="float">
            <text:p>147 600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202000" calcext:value-type="float">
            <text:p>202 000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341800" calcext:value-type="float">
            <text:p>341 800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4" office:value-type="float" office:value="661300" calcext:value-type="float">
            <text:p>661 300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<text:s/>et moutons</text:p>
          </table:table-cell>
          <table:table-cell table:style-name="ce4" office:value-type="float" office:value="1205100" calcext:value-type="float">
            <text:p>1 205 100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table:style-name="ce4" office:value-type="float" office:value="282700" calcext:value-type="float">
            <text:p>282 700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4" office:value-type="float" office:value="31600" calcext:value-type="float">
            <text:p>31 600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4"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4" office:value-type="float" office:value="129700" calcext:value-type="float">
            <text:p>129 700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4"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4" office:value-type="float" office:value="53300" calcext:value-type="float">
            <text:p>53 300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4" office:value-type="float" office:value="180300" calcext:value-type="float">
            <text:p>180 300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4" office:value-type="float" office:value="617000" calcext:value-type="float">
            <text:p>617 000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table:style-name="ce4"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4"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table:style-name="ce4" office:value-type="float" office:value="13400" calcext:value-type="float">
            <text:p>13 400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4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28900" calcext:value-type="float">
            <text:p>28 900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table:style-name="ce4" office:value-type="float" office:value="421100" calcext:value-type="float">
            <text:p>421 100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12500" calcext:value-type="float">
            <text:p>12 500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table:style-name="ce4"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4" office:value-type="float" office:value="413900" calcext:value-type="float">
            <text:p>413 900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table:style-name="ce4" office:value-type="float" office:value="24200" calcext:value-type="float">
            <text:p>24 200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4" office:value-type="float" office:value="490100" calcext:value-type="float">
            <text:p>490 100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table:style-name="ce4" office:value-type="float" office:value="880300" calcext:value-type="float">
            <text:p>880 300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s de jardin</text:p>
          </table:table-cell>
          <table:table-cell table:style-name="ce4"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4" office:value-type="float" office:value="32200" calcext:value-type="float">
            <text:p>32 200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table:style-name="ce4" office:value-type="float" office:value="286000" calcext:value-type="float">
            <text:p>286 000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4" office:value-type="float" office:value="987400" calcext:value-type="float">
            <text:p>987 400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113800" calcext:value-type="float">
            <text:p>113 800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209793" calcext:value-type="float">
            <text:p>209 793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4" office:value-type="float" office:value="15100" calcext:value-type="float">
            <text:p>15 100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4" office:value-type="float" office:value="828000" calcext:value-type="float">
            <text:p>828 000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4" office:value-type="float" office:value="15400" calcext:value-type="float">
            <text:p>15 400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4" office:value-type="float" office:value="54200" calcext:value-type="float">
            <text:p>54 200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4" office:value-type="float" office:value="34600" calcext:value-type="float">
            <text:p>34 600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46600" calcext:value-type="float">
            <text:p>46 600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2279600" calcext:value-type="float">
            <text:p>2 279 600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4" office:value-type="float" office:value="165400" calcext:value-type="float">
            <text:p>165 400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table:style-name="ce4" office:value-type="float" office:value="2302700" calcext:value-type="float">
            <text:p>2 302 700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18100" calcext:value-type="float">
            <text:p>18 100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<text:s/>et moutons</text:p>
          </table:table-cell>
          <table:table-cell table:style-name="ce4" office:value-type="float" office:value="150000" calcext:value-type="float">
            <text:p>150 000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4" office:value-type="float" office:value="34600" calcext:value-type="float">
            <text:p>34 600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4"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4" office:value-type="float" office:value="62500" calcext:value-type="float">
            <text:p>62 500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4" office:value-type="float" office:value="83500" calcext:value-type="float">
            <text:p>83 500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4" office:value-type="float" office:value="79000" calcext:value-type="float">
            <text:p>79 000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4" office:value-type="float" office:value="336300" calcext:value-type="float">
            <text:p>336 300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4" office:value-type="float" office:value="335700" calcext:value-type="float">
            <text:p>335 700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table:style-name="ce4" office:value-type="float" office:value="111500" calcext:value-type="float">
            <text:p>111 500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4" office:value-type="float" office:value="7700" calcext:value-type="float">
            <text:p>7 700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table:style-name="ce4" office:value-type="float" office:value="10200" calcext:value-type="float">
            <text:p>10 200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4"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table:style-name="ce4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4" office:value-type="float" office:value="287400" calcext:value-type="float">
            <text:p>287 400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table:style-name="ce4" office:value-type="float" office:value="294700" calcext:value-type="float">
            <text:p>294 700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s de jardin</text:p>
          </table:table-cell>
          <table:table-cell table:style-name="ce4"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4"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table:style-name="ce4" office:value-type="float" office:value="40100" calcext:value-type="float">
            <text:p>40 100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37600" calcext:value-type="float">
            <text:p>37 600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22749" calcext:value-type="float">
            <text:p>22 749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4"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4" office:value-type="float" office:value="63900" calcext:value-type="float">
            <text:p>63 900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1621000" calcext:value-type="float">
            <text:p>1 62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4" office:value-type="float" office:value="2974600" calcext:value-type="float">
            <text:p>2 974 600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86300" calcext:value-type="float">
            <text:p>86 300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<text:s/>et moutons</text:p>
          </table:table-cell>
          <table:table-cell table:style-name="ce4" office:value-type="float" office:value="1432600" calcext:value-type="float">
            <text:p>1 432 600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4" office:value-type="float" office:value="75800" calcext:value-type="float">
            <text:p>75 800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4" office:value-type="float" office:value="882500" calcext:value-type="float">
            <text:p>882 500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4" office:value-type="float" office:value="57300" calcext:value-type="float">
            <text:p>57 300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4" office:value-type="float" office:value="190300" calcext:value-type="float">
            <text:p>190 300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4" office:value-type="float" office:value="10400" calcext:value-type="float">
            <text:p>10 400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4"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4" office:value-type="float" office:value="467700" calcext:value-type="float">
            <text:p>467 700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4" office:value-type="float" office:value="514600" calcext:value-type="float">
            <text:p>514 600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table:style-name="ce4" office:value-type="float" office:value="136200" calcext:value-type="float">
            <text:p>136 200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table:style-name="ce4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4" office:value-type="float" office:value="15800" calcext:value-type="float">
            <text:p>15 800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table:style-name="ce4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4"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4"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table:style-name="ce4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29800" calcext:value-type="float">
            <text:p>29 800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table:style-name="ce4" office:value-type="float" office:value="459000" calcext:value-type="float">
            <text:p>459 000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55800" calcext:value-type="float">
            <text:p>55 800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table:style-name="ce4"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4" office:value-type="float" office:value="125200" calcext:value-type="float">
            <text:p>125 200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table:style-name="ce4" office:value-type="float" office:value="28900" calcext:value-type="float">
            <text:p>28 900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4" office:value-type="float" office:value="3510000" calcext:value-type="float">
            <text:p>3 5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table:style-name="ce4" office:value-type="float" office:value="226700" calcext:value-type="float">
            <text:p>226 700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s de jardin</text:p>
          </table:table-cell>
          <table:table-cell table:style-name="ce4" office:value-type="float" office:value="19300" calcext:value-type="float">
            <text:p>19 300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4" office:value-type="float" office:value="24700" calcext:value-type="float">
            <text:p>24 700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table:style-name="ce4" office:value-type="float" office:value="569200" calcext:value-type="float">
            <text:p>569 200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ain de navette</text:p>
          </table:table-cell>
          <table:table-cell table:style-name="ce4"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4"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1097200" calcext:value-type="float">
            <text:p>1 097 200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88300" calcext:value-type="float">
            <text:p>88 300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4" office:value-type="float" office:value="346300" calcext:value-type="float">
            <text:p>346 300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4" office:value-type="float" office:value="1552400" calcext:value-type="float">
            <text:p>1 552 400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4" office:value-type="float" office:value="127600" calcext:value-type="float">
            <text:p>127 600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4"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4"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4" office:value-type="float" office:value="500000" calcext:value-type="float">
            <text:p>500 000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172900" calcext:value-type="float">
            <text:p>172 900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3515300" calcext:value-type="float">
            <text:p>3 515 300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4" office:value-type="float" office:value="6332900" calcext:value-type="float">
            <text:p>6 332 900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table:style-name="ce4" office:value-type="float" office:value="19800" calcext:value-type="float">
            <text:p>19 800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247000" calcext:value-type="float">
            <text:p>247 000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<text:s/>et moutons</text:p>
          </table:table-cell>
          <table:table-cell table:style-name="ce4" office:value-type="float" office:value="3279000" calcext:value-type="float">
            <text:p>3 279 000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4" office:value-type="float" office:value="64200" calcext:value-type="float">
            <text:p>64 200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4" office:value-type="float" office:value="219900" calcext:value-type="float">
            <text:p>219 900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4" office:value-type="float" office:value="63100" calcext:value-type="float">
            <text:p>63 100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4" office:value-type="float" office:value="190500" calcext:value-type="float">
            <text:p>190 500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4" office:value-type="float" office:value="13600" calcext:value-type="float">
            <text:p>13 600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4" office:value-type="float" office:value="63800" calcext:value-type="float">
            <text:p>63 800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4" office:value-type="float" office:value="3295900" calcext:value-type="float">
            <text:p>3 295 900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4" office:value-type="float" office:value="282700" calcext:value-type="float">
            <text:p>282 700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table:style-name="ce4" office:value-type="float" office:value="24700" calcext:value-type="float">
            <text:p>24 700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table:style-name="ce4" office:value-type="float" office:value="22200" calcext:value-type="float">
            <text:p>22 200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4" office:value-type="float" office:value="19400" calcext:value-type="float">
            <text:p>19 400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table:style-name="ce4"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4" office:value-type="float" office:value="25300" calcext:value-type="float">
            <text:p>25 300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55800" calcext:value-type="float">
            <text:p>55 800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755700" calcext:value-type="float">
            <text:p>755 700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4" office:value-type="float" office:value="75500" calcext:value-type="float">
            <text:p>75 500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table:style-name="ce4" office:value-type="float" office:value="28500" calcext:value-type="float">
            <text:p>28 500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4"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4"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table:style-name="ce4" office:value-type="float" office:value="158500" calcext:value-type="float">
            <text:p>158 500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101800" calcext:value-type="float">
            <text:p>101 800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table:style-name="ce4"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4" office:value-type="float" office:value="30100" calcext:value-type="float">
            <text:p>30 100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4" office:value-type="float" office:value="77400" calcext:value-type="float">
            <text:p>77 400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table:style-name="ce4" office:value-type="float" office:value="127700" calcext:value-type="float">
            <text:p>127 700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4" office:value-type="float" office:value="278000" calcext:value-type="float">
            <text:p>278 000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table:style-name="ce4" office:value-type="float" office:value="119200" calcext:value-type="float">
            <text:p>119 200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s de jardin</text:p>
          </table:table-cell>
          <table:table-cell table:style-name="ce4" office:value-type="float" office:value="10400" calcext:value-type="float">
            <text:p>10 400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4"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table:style-name="ce4" office:value-type="float" office:value="723400" calcext:value-type="float">
            <text:p>723 400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4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2650000" calcext:value-type="float">
            <text:p>2 650 000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4" office:value-type="float" office:value="121900" calcext:value-type="float">
            <text:p>121 900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4" office:value-type="float" office:value="1143500" calcext:value-type="float">
            <text:p>1 143 500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4" office:value-type="float" office:value="200800" calcext:value-type="float">
            <text:p>200 800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4" office:value-type="float" office:value="13100" calcext:value-type="float">
            <text:p>13 100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4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4" office:value-type="float" office:value="102600" calcext:value-type="float">
            <text:p>102 600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27300" calcext:value-type="float">
            <text:p>27 300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274200" calcext:value-type="float">
            <text:p>274 200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table:style-name="ce4" office:value-type="float" office:value="193300" calcext:value-type="float">
            <text:p>193 300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4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table:style-name="ce4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4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2040200" calcext:value-type="float">
            <text:p>2 040 200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4" office:value-type="float" office:value="464000" calcext:value-type="float">
            <text:p>464 000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table:style-name="ce4" office:value-type="float" office:value="5470900" calcext:value-type="float">
            <text:p>5 470 900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table:style-name="ce4" office:value-type="float" office:value="175200" calcext:value-type="float">
            <text:p>175 200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53800" calcext:value-type="float">
            <text:p>53 800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4" office:value-type="float" office:value="110000" calcext:value-type="float">
            <text:p>110 000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4" office:value-type="float" office:value="296400" calcext:value-type="float">
            <text:p>296 400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4" office:value-type="float" office:value="98200" calcext:value-type="float">
            <text:p>98 200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4"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4" office:value-type="float" office:value="279900" calcext:value-type="float">
            <text:p>279 900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table:style-name="ce4" office:value-type="float" office:value="250500" calcext:value-type="float">
            <text:p>250 500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4" office:value-type="float" office:value="21200" calcext:value-type="float">
            <text:p>21 200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table:style-name="ce4" office:value-type="float" office:value="29700" calcext:value-type="float">
            <text:p>29 700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90700" calcext:value-type="float">
            <text:p>90 700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4"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4" office:value-type="float" office:value="169900" calcext:value-type="float">
            <text:p>169 900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table:style-name="ce4" office:value-type="float" office:value="7600" calcext:value-type="float">
            <text:p>7 600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s de jardin</text:p>
          </table:table-cell>
          <table:table-cell table:style-name="ce4" office:value-type="float" office:value="48200" calcext:value-type="float">
            <text:p>48 200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365500" calcext:value-type="float">
            <text:p>365 500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4" office:value-type="float" office:value="323500" calcext:value-type="float">
            <text:p>323 500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4" office:value-type="float" office:value="17800" calcext:value-type="float">
            <text:p>17 800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4" office:value-type="float" office:value="147900" calcext:value-type="float">
            <text:p>147 900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61400" calcext:value-type="float">
            <text:p>61 400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3614000" calcext:value-type="float">
            <text:p>3 614 000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4" office:value-type="float" office:value="303900" calcext:value-type="float">
            <text:p>303 900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table:style-name="ce4" office:value-type="float" office:value="2520800" calcext:value-type="float">
            <text:p>2 520 800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table:style-name="ce4"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76500" calcext:value-type="float">
            <text:p>76 500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4" office:value-type="float" office:value="183600" calcext:value-type="float">
            <text:p>183 600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4"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4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4" office:value-type="float" office:value="358700" calcext:value-type="float">
            <text:p>358 700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4" office:value-type="float" office:value="170700" calcext:value-type="float">
            <text:p>170 700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4" office:value-type="float" office:value="10800" calcext:value-type="float">
            <text:p>10 800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table:style-name="ce4" office:value-type="float" office:value="287400" calcext:value-type="float">
            <text:p>287 400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4"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table:style-name="ce4" office:value-type="float" office:value="48900" calcext:value-type="float">
            <text:p>48 900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table:style-name="ce4" office:value-type="float" office:value="22900" calcext:value-type="float">
            <text:p>22 900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4" office:value-type="float" office:value="359100" calcext:value-type="float">
            <text:p>359 100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table:style-name="ce4" office:value-type="float" office:value="165600" calcext:value-type="float">
            <text:p>165 600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s de jardin</text:p>
          </table:table-cell>
          <table:table-cell table:style-name="ce4" office:value-type="float" office:value="24300" calcext:value-type="float">
            <text:p>24 300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4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table:style-name="ce4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10400" calcext:value-type="float">
            <text:p>10 400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4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4" office:value-type="float" office:value="10700" calcext:value-type="float">
            <text:p>10 700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4" office:value-type="float" office:value="134200" calcext:value-type="float">
            <text:p>134 200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39200" calcext:value-type="float">
            <text:p>39 200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4" office:value-type="float" office:value="61400" calcext:value-type="float">
            <text:p>61 400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table:style-name="ce4" office:value-type="float" office:value="195300" calcext:value-type="float">
            <text:p>195 300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4" office:value-type="float" office:value="16500" calcext:value-type="float">
            <text:p>16 500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4"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table:style-name="ce4" office:value-type="float" office:value="7700" calcext:value-type="float">
            <text:p>7 700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4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11200" calcext:value-type="float">
            <text:p>11 200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4"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4" office:value-type="float" office:value="13300" calcext:value-type="float">
            <text:p>13 300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4"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4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4" office:value-type="float" office:value="17800" calcext:value-type="float">
            <text:p>17 800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10800" calcext:value-type="float">
            <text:p>10 800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4"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87000" calcext:value-type="float">
            <text:p>87 000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4" office:value-type="float" office:value="184600" calcext:value-type="float">
            <text:p>184 600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table:style-name="ce4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<text:s/>et moutons</text:p>
          </table:table-cell>
          <table:table-cell table:style-name="ce4" office:value-type="float" office:value="125600" calcext:value-type="float">
            <text:p>125 600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table:style-name="ce4" office:value-type="float" office:value="76800" calcext:value-type="float">
            <text:p>76 800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table:style-name="ce4" office:value-type="float" office:value="51300" calcext:value-type="float">
            <text:p>51 300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4"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4" office:value-type="float" office:value="356600" calcext:value-type="float">
            <text:p>356 600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4"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4" office:value-type="float" office:value="604900" calcext:value-type="float">
            <text:p>604 900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4"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4" office:value-type="float" office:value="20700" calcext:value-type="float">
            <text:p>20 700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table:style-name="ce4" office:value-type="float" office:value="60400" calcext:value-type="float">
            <text:p>60 400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15100" calcext:value-type="float">
            <text:p>15 100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4"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4" office:value-type="float" office:value="64600" calcext:value-type="float">
            <text:p>64 600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11800" calcext:value-type="float">
            <text:p>11 800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4"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4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154400" calcext:value-type="float">
            <text:p>154 400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4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4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4" office:value-type="float" office:value="86700" calcext:value-type="float">
            <text:p>86 700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4" office:value-type="float" office:value="23900" calcext:value-type="float">
            <text:p>23 900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4" office:value-type="float" office:value="59600" calcext:value-type="float">
            <text:p>59 600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table:style-name="ce4" office:value-type="float" office:value="615600" calcext:value-type="float">
            <text:p>615 600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4" office:value-type="float" office:value="9228200" calcext:value-type="float">
            <text:p>9 228 200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table:style-name="ce4"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4"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table:style-name="ce4" office:value-type="float" office:value="3238000" calcext:value-type="float">
            <text:p>3 238 000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table:style-name="ce4" office:value-type="float" office:value="1445900" calcext:value-type="float">
            <text:p>1 445 900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4" office:value-type="float" office:value="16200" calcext:value-type="float">
            <text:p>16 200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4" office:value-type="float" office:value="481000" calcext:value-type="float">
            <text:p>481 000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4" office:value-type="float" office:value="266000" calcext:value-type="float">
            <text:p>266 000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4" office:value-type="float" office:value="235000" calcext:value-type="float">
            <text:p>235 000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4" office:value-type="float" office:value="51300" calcext:value-type="float">
            <text:p>51 300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4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4" office:value-type="float" office:value="277300" calcext:value-type="float">
            <text:p>277 300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4" office:value-type="float" office:value="32200" calcext:value-type="float">
            <text:p>32 200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table:style-name="ce4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4" office:value-type="float" office:value="69600" calcext:value-type="float">
            <text:p>69 600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table:style-name="ce4" office:value-type="float" office:value="41700" calcext:value-type="float">
            <text:p>41 700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4"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4" office:value-type="float" office:value="50700" calcext:value-type="float">
            <text:p>50 700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4" office:value-type="float" office:value="74600" calcext:value-type="float">
            <text:p>74 600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table:style-name="ce4"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4" office:value-type="float" office:value="13100" calcext:value-type="float">
            <text:p>13 100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4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table:style-name="ce4"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table:style-name="ce4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table:style-name="ce4"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4"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table:style-name="ce4" office:value-type="float" office:value="1353900" calcext:value-type="float">
            <text:p>1 353 900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table:style-name="ce4" office:value-type="float" office:value="300900" calcext:value-type="float">
            <text:p>300 900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4" office:value-type="float" office:value="59500" calcext:value-type="float">
            <text:p>59 500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4" office:value-type="float" office:value="9700" calcext:value-type="float">
            <text:p>9 700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4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4" office:value-type="float" office:value="1700000" calcext:value-type="float">
            <text:p>1 700 000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4"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4" office:value-type="float" office:value="165400" calcext:value-type="float">
            <text:p>165 400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4" office:value-type="float" office:value="37300" calcext:value-type="float">
            <text:p>37 300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4" office:value-type="float" office:value="188500" calcext:value-type="float">
            <text:p>188 500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table:style-name="ce4" office:value-type="float" office:value="2100000" calcext:value-type="float">
            <text:p>2 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4" office:value-type="float" office:value="103700" calcext:value-type="float">
            <text:p>103 700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4" office:value-type="float" office:value="638900" calcext:value-type="float">
            <text:p>638 900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table:style-name="ce4" office:value-type="float" office:value="11800" calcext:value-type="float">
            <text:p>11 800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4" office:value-type="float" office:value="919000" calcext:value-type="float">
            <text:p>919 000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4" office:value-type="float" office:value="2385200" calcext:value-type="float">
            <text:p>2 385 200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4" office:value-type="float" office:value="339800" calcext:value-type="float">
            <text:p>339 800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4" office:value-type="float" office:value="136800" calcext:value-type="float">
            <text:p>136 800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4" office:value-type="float" office:value="517700" calcext:value-type="float">
            <text:p>517 700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4" office:value-type="float" office:value="600700" calcext:value-type="float">
            <text:p>600 700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4" office:value-type="float" office:value="272900" calcext:value-type="float">
            <text:p>272 900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4" office:value-type="float" office:value="5895000" calcext:value-type="float">
            <text:p>5 895 000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4" office:value-type="float" office:value="2856800" calcext:value-type="float">
            <text:p>2 856 800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table:style-name="ce4" office:value-type="float" office:value="265300" calcext:value-type="float">
            <text:p>265 300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table:style-name="ce4" office:value-type="float" office:value="99400" calcext:value-type="float">
            <text:p>99 400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table:style-name="ce4" office:value-type="float" office:value="776600" calcext:value-type="float">
            <text:p>776 600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4" office:value-type="float" office:value="1172400" calcext:value-type="float">
            <text:p>1 172 400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table:style-name="ce4" office:value-type="float" office:value="78200" calcext:value-type="float">
            <text:p>78 200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4" office:value-type="float" office:value="14353600" calcext:value-type="float">
            <text:p>14 353 600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4" office:value-type="float" office:value="1449200" calcext:value-type="float">
            <text:p>1 449 200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table:style-name="ce4" office:value-type="float" office:value="16400" calcext:value-type="float">
            <text:p>16 400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table:style-name="ce4" office:value-type="float" office:value="1069700" calcext:value-type="float">
            <text:p>1 069 700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4" office:value-type="float" office:value="97743" calcext:value-type="float">
            <text:p>97 743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1934000" calcext:value-type="float">
            <text:p>1 934 000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4" office:value-type="float" office:value="276300" calcext:value-type="float">
            <text:p>276 300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table:style-name="ce4" office:value-type="float" office:value="155600" calcext:value-type="float">
            <text:p>155 600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4" office:value-type="float" office:value="28200" calcext:value-type="float">
            <text:p>28 200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4" office:value-type="float" office:value="345200" calcext:value-type="float">
            <text:p>345 200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4" office:value-type="float" office:value="15700" calcext:value-type="float">
            <text:p>15 700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4"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4" office:value-type="float" office:value="1170400" calcext:value-type="float">
            <text:p>1 170 400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4" office:value-type="float" office:value="15300" calcext:value-type="float">
            <text:p>15 300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table:style-name="ce4" office:value-type="float" office:value="85400" calcext:value-type="float">
            <text:p>85 400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4" office:value-type="float" office:value="54500" calcext:value-type="float">
            <text:p>54 500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4"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4" office:value-type="float" office:value="139900" calcext:value-type="float">
            <text:p>139 900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table:style-name="ce4" office:value-type="float" office:value="35800" calcext:value-type="float">
            <text:p>35 800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134700" calcext:value-type="float">
            <text:p>134 700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4" office:value-type="float" office:value="12100" calcext:value-type="float">
            <text:p>12 100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table:style-name="ce4" office:value-type="float" office:value="13300" calcext:value-type="float">
            <text:p>13 300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table:style-name="ce4"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4"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table:style-name="ce4" office:value-type="float" office:value="11100" calcext:value-type="float">
            <text:p>11 100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391200" calcext:value-type="float">
            <text:p>391 200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4" office:value-type="float" office:value="298400" calcext:value-type="float">
            <text:p>298 400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4"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4" office:value-type="float" office:value="681647" calcext:value-type="float">
            <text:p>681 647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4" office:value-type="float" office:value="41700" calcext:value-type="float">
            <text:p>41 700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4" office:value-type="float" office:value="79200" calcext:value-type="float">
            <text:p>79 200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table:style-name="ce4" office:value-type="float" office:value="23100" calcext:value-type="float">
            <text:p>23 100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4" office:value-type="float" office:value="1134900" calcext:value-type="float">
            <text:p>1 134 900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4" office:value-type="float" office:value="244800" calcext:value-type="float">
            <text:p>244 800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4" office:value-type="float" office:value="372500" calcext:value-type="float">
            <text:p>372 500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4" office:value-type="float" office:value="1362500" calcext:value-type="float">
            <text:p>1 362 500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4" office:value-type="float" office:value="255400" calcext:value-type="float">
            <text:p>255 400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4" office:value-type="float" office:value="324300" calcext:value-type="float">
            <text:p>324 300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4" office:value-type="float" office:value="364200" calcext:value-type="float">
            <text:p>364 20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4" office:value-type="float" office:value="943200" calcext:value-type="float">
            <text:p>943 200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4" office:value-type="float" office:value="1709700" calcext:value-type="float">
            <text:p>1 709 700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table:style-name="ce4" office:value-type="float" office:value="120800" calcext:value-type="float">
            <text:p>120 800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table:style-name="ce4" office:value-type="float" office:value="305400" calcext:value-type="float">
            <text:p>305 400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table:style-name="ce4" office:value-type="float" office:value="13600" calcext:value-type="float">
            <text:p>13 600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4" office:value-type="float" office:value="207100" calcext:value-type="float">
            <text:p>207 100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table:style-name="ce4" office:value-type="float" office:value="23700" calcext:value-type="float">
            <text:p>23 700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4" office:value-type="float" office:value="16469000" calcext:value-type="float">
            <text:p>16 469 000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table:style-name="ce4"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4" office:value-type="float" office:value="519586" calcext:value-type="float">
            <text:p>519 586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152900" calcext:value-type="float">
            <text:p>152 900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4" office:value-type="float" office:value="82800" calcext:value-type="float">
            <text:p>82 800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table:style-name="ce4" office:value-type="float" office:value="90500" calcext:value-type="float">
            <text:p>90 500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4" office:value-type="float" office:value="54300" calcext:value-type="float">
            <text:p>54 300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4" office:value-type="float" office:value="150800" calcext:value-type="float">
            <text:p>150 800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4" office:value-type="float" office:value="42700" calcext:value-type="float">
            <text:p>42 700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4"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4" office:value-type="float" office:value="1879100" calcext:value-type="float">
            <text:p>1 879 10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4" office:value-type="float" office:value="26500" calcext:value-type="float">
            <text:p>26 500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table:style-name="ce4"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4" office:value-type="float" office:value="169300" calcext:value-type="float">
            <text:p>169 300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4" office:value-type="float" office:value="104300" calcext:value-type="float">
            <text:p>104 300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4" office:value-type="float" office:value="28900" calcext:value-type="float">
            <text:p>28 900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70600" calcext:value-type="float">
            <text:p>70 60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4" office:value-type="float" office:value="64300" calcext:value-type="float">
            <text:p>64 300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table:style-name="ce4" office:value-type="float" office:value="86200" calcext:value-type="float">
            <text:p>86 200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4" office:value-type="float" office:value="175700" calcext:value-type="float">
            <text:p>175 700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41700" calcext:value-type="float">
            <text:p>41 700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4" office:value-type="float" office:value="50200" calcext:value-type="float">
            <text:p>50 200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4" office:value-type="float" office:value="35800" calcext:value-type="float">
            <text:p>35 800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4" office:value-type="float" office:value="1117292" calcext:value-type="float">
            <text:p>1 117 292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4"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4"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4" office:value-type="float" office:value="26900" calcext:value-type="float">
            <text:p>26 900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4" office:value-type="float" office:value="18200" calcext:value-type="float">
            <text:p>18 200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4" office:value-type="float" office:value="508600" calcext:value-type="float">
            <text:p>508 60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4" office:value-type="float" office:value="291400" calcext:value-type="float">
            <text:p>291 400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4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4" office:value-type="float" office:value="20200" calcext:value-type="float">
            <text:p>20 200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4" office:value-type="float" office:value="20700" calcext:value-type="float">
            <text:p>20 700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table:style-name="ce4" office:value-type="float" office:value="9700" calcext:value-type="float">
            <text:p>9 700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4" office:value-type="float" office:value="49600" calcext:value-type="float">
            <text:p>49 600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table:style-name="ce4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4" office:value-type="float" office:value="504000" calcext:value-type="float">
            <text:p>504 000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4" office:value-type="float" office:value="11200" calcext:value-type="float">
            <text:p>11 200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4" office:value-type="float" office:value="34798" calcext:value-type="float">
            <text:p>34 798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44300" calcext:value-type="float">
            <text:p>44 300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4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table:style-name="ce4" office:value-type="float" office:value="48500" calcext:value-type="float">
            <text:p>48 500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4" office:value-type="float" office:value="41400" calcext:value-type="float">
            <text:p>41 400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4"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4" office:value-type="float" office:value="27900" calcext:value-type="float">
            <text:p>27 900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4" office:value-type="float" office:value="17900" calcext:value-type="float">
            <text:p>17 900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4" office:value-type="float" office:value="45100" calcext:value-type="float">
            <text:p>45 100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4"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4" office:value-type="float" office:value="17500" calcext:value-type="float">
            <text:p>17 500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4" office:value-type="float" office:value="93400" calcext:value-type="float">
            <text:p>93 400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4"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31400" calcext:value-type="float">
            <text:p>31 400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4" office:value-type="float" office:value="14400" calcext:value-type="float">
            <text:p>14 400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table:style-name="ce4"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4"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4" office:value-type="float" office:value="39300" calcext:value-type="float">
            <text:p>39 300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4"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4" office:value-type="float" office:value="139194" calcext:value-type="float">
            <text:p>139 194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4" office:value-type="float" office:value="338700" calcext:value-type="float">
            <text:p>338 700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4" office:value-type="float" office:value="1157500" calcext:value-type="float">
            <text:p>1 157 500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table:style-name="ce4" office:value-type="float" office:value="100600" calcext:value-type="float">
            <text:p>100 600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4" office:value-type="float" office:value="578300" calcext:value-type="float">
            <text:p>578 300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4" office:value-type="float" office:value="32900" calcext:value-type="float">
            <text:p>32 900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4" office:value-type="float" office:value="65500" calcext:value-type="float">
            <text:p>65 500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4" office:value-type="float" office:value="966900" calcext:value-type="float">
            <text:p>966 900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4" office:value-type="float" office:value="1083100" calcext:value-type="float">
            <text:p>1 083 100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4" office:value-type="float" office:value="4629100" calcext:value-type="float">
            <text:p>4 629 100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4" office:value-type="float" office:value="2121300" calcext:value-type="float">
            <text:p>2 121 300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4" office:value-type="float" office:value="5669200" calcext:value-type="float">
            <text:p>5 669 200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4" office:value-type="float" office:value="29040400" calcext:value-type="float">
            <text:p>29 040 400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table:style-name="ce4"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table:style-name="ce4"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4" office:value-type="float" office:value="55500" calcext:value-type="float">
            <text:p>55 500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table:style-name="ce4" office:value-type="float" office:value="458500" calcext:value-type="float">
            <text:p>458 500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4" office:value-type="float" office:value="1394800" calcext:value-type="float">
            <text:p>1 394 800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4" office:value-type="float" office:value="50700" calcext:value-type="float">
            <text:p>50 700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table:style-name="ce4" office:value-type="float" office:value="27300" calcext:value-type="float">
            <text:p>27 300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table:style-name="ce4" office:value-type="float" office:value="25500" calcext:value-type="float">
            <text:p>25 500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4" office:value-type="float" office:value="90500" calcext:value-type="float">
            <text:p>90 500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622100" calcext:value-type="float">
            <text:p>622 100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4" office:value-type="float" office:value="93200" calcext:value-type="float">
            <text:p>93 200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table:style-name="ce4" office:value-type="float" office:value="231300" calcext:value-type="float">
            <text:p>231 300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4" office:value-type="float" office:value="32900" calcext:value-type="float">
            <text:p>32 900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4" office:value-type="float" office:value="174000" calcext:value-type="float">
            <text:p>174 000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4" office:value-type="float" office:value="93700" calcext:value-type="float">
            <text:p>93 700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4" office:value-type="float" office:value="87900" calcext:value-type="float">
            <text:p>87 900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4" office:value-type="float" office:value="208500" calcext:value-type="float">
            <text:p>208 500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4" office:value-type="float" office:value="237900" calcext:value-type="float">
            <text:p>237 900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table:style-name="ce4" office:value-type="float" office:value="22400" calcext:value-type="float">
            <text:p>22 400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4" office:value-type="float" office:value="129600" calcext:value-type="float">
            <text:p>129 600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4" office:value-type="float" office:value="351400" calcext:value-type="float">
            <text:p>351 400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4" office:value-type="float" office:value="134400" calcext:value-type="float">
            <text:p>134 400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table:style-name="ce4"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318600" calcext:value-type="float">
            <text:p>318 600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4" office:value-type="float" office:value="59400" calcext:value-type="float">
            <text:p>59 400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table:style-name="ce4" office:value-type="float" office:value="51800" calcext:value-type="float">
            <text:p>51 800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4" office:value-type="float" office:value="325400" calcext:value-type="float">
            <text:p>325 400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361600" calcext:value-type="float">
            <text:p>361 600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4" office:value-type="float" office:value="213100" calcext:value-type="float">
            <text:p>213 100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4" office:value-type="float" office:value="156700" calcext:value-type="float">
            <text:p>156 700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4" office:value-type="float" office:value="344200" calcext:value-type="float">
            <text:p>344 200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4" office:value-type="float" office:value="23800" calcext:value-type="float">
            <text:p>23 800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4" office:value-type="float" office:value="1311500" calcext:value-type="float">
            <text:p>1 311 500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table:style-name="ce4"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4" office:value-type="float" office:value="155400" calcext:value-type="float">
            <text:p>155 400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4" office:value-type="float" office:value="31200" calcext:value-type="float">
            <text:p>31 200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4" office:value-type="float" office:value="91600" calcext:value-type="float">
            <text:p>91 600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4" office:value-type="float" office:value="80700" calcext:value-type="float">
            <text:p>80 700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4" office:value-type="float" office:value="845000" calcext:value-type="float">
            <text:p>845 000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4" office:value-type="float" office:value="794500" calcext:value-type="float">
            <text:p>794 500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4"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4" office:value-type="float" office:value="425100" calcext:value-type="float">
            <text:p>425 100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4" office:value-type="float" office:value="1321900" calcext:value-type="float">
            <text:p>1 321 900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table:style-name="ce4"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4" office:value-type="float" office:value="572100" calcext:value-type="float">
            <text:p>572 100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table:style-name="ce4" office:value-type="float" office:value="16500" calcext:value-type="float">
            <text:p>16 500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4" office:value-type="float" office:value="1412900" calcext:value-type="float">
            <text:p>1 412 900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4" office:value-type="float" office:value="284200" calcext:value-type="float">
            <text:p>284 200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table:style-name="ce4" office:value-type="float" office:value="62600" calcext:value-type="float">
            <text:p>62 600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4" office:value-type="float" office:value="211500" calcext:value-type="float">
            <text:p>211 500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364500" calcext:value-type="float">
            <text:p>364 500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4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table:style-name="ce4" office:value-type="float" office:value="77800" calcext:value-type="float">
            <text:p>77 800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4" office:value-type="float" office:value="45900" calcext:value-type="float">
            <text:p>45 900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4" office:value-type="float" office:value="2923800" calcext:value-type="float">
            <text:p>2 923 800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4" office:value-type="float" office:value="57200" calcext:value-type="float">
            <text:p>57 200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4" office:value-type="float" office:value="7800" calcext:value-type="float">
            <text:p>7 800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4" office:value-type="float" office:value="121400" calcext:value-type="float">
            <text:p>121 400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4" office:value-type="float" office:value="155100" calcext:value-type="float">
            <text:p>155 100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table:style-name="ce4" office:value-type="float" office:value="349600" calcext:value-type="float">
            <text:p>349 600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4" office:value-type="float" office:value="200200" calcext:value-type="float">
            <text:p>200 200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4"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4" office:value-type="float" office:value="476600" calcext:value-type="float">
            <text:p>476 600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table:style-name="ce4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134000" calcext:value-type="float">
            <text:p>134 000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4" office:value-type="float" office:value="36900" calcext:value-type="float">
            <text:p>36 900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table:style-name="ce4"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4" office:value-type="float" office:value="28100" calcext:value-type="float">
            <text:p>28 100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table:style-name="ce4"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277900" calcext:value-type="float">
            <text:p>277 900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4" office:value-type="float" office:value="48100" calcext:value-type="float">
            <text:p>48 100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4" office:value-type="float" office:value="22900" calcext:value-type="float">
            <text:p>22 900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4" office:value-type="float" office:value="640200" calcext:value-type="float">
            <text:p>640 200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4"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4" office:value-type="float" office:value="17400" calcext:value-type="float">
            <text:p>17 400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4"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table:style-name="ce4" office:value-type="float" office:value="9100" calcext:value-type="float">
            <text:p>9 100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4"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4"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4"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4" office:value-type="float" office:value="78600" calcext:value-type="float">
            <text:p>78 600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4" office:value-type="float" office:value="8900" calcext:value-type="float">
            <text:p>8 900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4" office:value-type="float" office:value="28600" calcext:value-type="float">
            <text:p>28 600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4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4" office:value-type="float" office:value="120000" calcext:value-type="float">
            <text:p>120 000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4"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4" office:value-type="float" office:value="22100" calcext:value-type="float">
            <text:p>22 10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4" office:value-type="float" office:value="71600" calcext:value-type="float">
            <text:p>71 600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4" office:value-type="float" office:value="26900" calcext:value-type="float">
            <text:p>26 900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4" office:value-type="float" office:value="67400" calcext:value-type="float">
            <text:p>67 400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64100" calcext:value-type="float">
            <text:p>64 100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4"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table:style-name="ce4"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4" office:value-type="float" office:value="22100" calcext:value-type="float">
            <text:p>22 100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4" office:value-type="float" office:value="16400" calcext:value-type="float">
            <text:p>16 400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4" office:value-type="float" office:value="21800" calcext:value-type="float">
            <text:p>21 800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4"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4"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4" office:value-type="float" office:value="21500" calcext:value-type="float">
            <text:p>21 500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table:style-name="ce4" office:value-type="float" office:value="23100" calcext:value-type="float">
            <text:p>23 100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4" office:value-type="float" office:value="41600" calcext:value-type="float">
            <text:p>41 600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4" office:value-type="float" office:value="14200" calcext:value-type="float">
            <text:p>14 200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4"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table:style-name="ce4"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161700" calcext:value-type="float">
            <text:p>161 700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4" office:value-type="float" office:value="139500" calcext:value-type="float">
            <text:p>139 500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4"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4" office:value-type="float" office:value="99500" calcext:value-type="float">
            <text:p>99 500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4"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4" office:value-type="float" office:value="27400" calcext:value-type="float">
            <text:p>27 400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table:style-name="ce4" office:value-type="float" office:value="18900" calcext:value-type="float">
            <text:p>18 900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4" office:value-type="float" office:value="13400" calcext:value-type="float">
            <text:p>13 400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4"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4" office:value-type="float" office:value="22900" calcext:value-type="float">
            <text:p>22 900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4" office:value-type="float" office:value="8900" calcext:value-type="float">
            <text:p>8 900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4" office:value-type="float" office:value="161300" calcext:value-type="float">
            <text:p>161 300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4" office:value-type="float" office:value="30800" calcext:value-type="float">
            <text:p>30 800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4" office:value-type="float" office:value="24200" calcext:value-type="float">
            <text:p>24 200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4"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4" office:value-type="float" office:value="23400" calcext:value-type="float">
            <text:p>23 400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4" office:value-type="float" office:value="315900" calcext:value-type="float">
            <text:p>315 900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4" office:value-type="float" office:value="335600" calcext:value-type="float">
            <text:p>335 600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table:style-name="ce4" office:value-type="float" office:value="56700" calcext:value-type="float">
            <text:p>56 700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4" office:value-type="float" office:value="222500" calcext:value-type="float">
            <text:p>222 500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31900" calcext:value-type="float">
            <text:p>31 900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4" office:value-type="float" office:value="15600" calcext:value-type="float">
            <text:p>15 600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table:style-name="ce4" office:value-type="float" office:value="19600" calcext:value-type="float">
            <text:p>19 600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4"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4"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4"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4"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4" office:value-type="float" office:value="16400" calcext:value-type="float">
            <text:p>16 400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4" office:value-type="float" office:value="10700" calcext:value-type="float">
            <text:p>10 700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table:style-name="ce4" office:value-type="float" office:value="26100" calcext:value-type="float">
            <text:p>26 100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4"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4"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45200" calcext:value-type="float">
            <text:p>45 200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4"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4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336300" calcext:value-type="float">
            <text:p>336 300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4" office:value-type="float" office:value="144200" calcext:value-type="float">
            <text:p>144 200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4" office:value-type="float" office:value="10400" calcext:value-type="float">
            <text:p>10 400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4" office:value-type="float" office:value="382070" calcext:value-type="float">
            <text:p>382 070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4"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4"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4"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4"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4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4" office:value-type="float" office:value="10130" calcext:value-type="float">
            <text:p>10 130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4" office:value-type="float" office:value="17100" calcext:value-type="float">
            <text:p>17 100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4" office:value-type="float" office:value="130100" calcext:value-type="float">
            <text:p>130 100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table:style-name="ce4" office:value-type="float" office:value="46900" calcext:value-type="float">
            <text:p>46 900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table:style-name="ce4" office:value-type="float" office:value="151700" calcext:value-type="float">
            <text:p>151 700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table:style-name="ce4"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4"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4" office:value-type="float" office:value="12500" calcext:value-type="float">
            <text:p>12 500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4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table:style-name="ce4" office:value-type="float" office:value="67700" calcext:value-type="float">
            <text:p>67 700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4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4"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4"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4"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table:style-name="ce4" office:value-type="float" office:value="22500" calcext:value-type="float">
            <text:p>22 500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4" office:value-type="float" office:value="42600" calcext:value-type="float">
            <text:p>42 600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table:style-name="ce4" office:value-type="float" office:value="106600" calcext:value-type="float">
            <text:p>106 600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4"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4"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4"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4" office:value-type="float" office:value="13500" calcext:value-type="float">
            <text:p>13 500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4"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4" office:value-type="float" office:value="51100" calcext:value-type="float">
            <text:p>51 100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4" office:value-type="float" office:value="656900" calcext:value-type="float">
            <text:p>656 900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4"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4" office:value-type="float" office:value="142900" calcext:value-type="float">
            <text:p>142 900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table:style-name="ce4" office:value-type="float" office:value="34500" calcext:value-type="float">
            <text:p>34 500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4" office:value-type="float" office:value="96400" calcext:value-type="float">
            <text:p>96 400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4" office:value-type="float" office:value="181900" calcext:value-type="float">
            <text:p>181 900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4" office:value-type="float" office:value="14900" calcext:value-type="float">
            <text:p>14 900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table:style-name="ce4" office:value-type="float" office:value="76200" calcext:value-type="float">
            <text:p>76 200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105100" calcext:value-type="float">
            <text:p>105 100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table:style-name="ce4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4" office:value-type="float" office:value="31800" calcext:value-type="float">
            <text:p>31 800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4" office:value-type="float" office:value="24300" calcext:value-type="float">
            <text:p>24 300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table:style-name="ce4"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4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4" office:value-type="float" office:value="7700" calcext:value-type="float">
            <text:p>7 700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table:style-name="ce4" office:value-type="float" office:value="27400" calcext:value-type="float">
            <text:p>27 400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17400" calcext:value-type="float">
            <text:p>17 400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109500" calcext:value-type="float">
            <text:p>109 500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4" office:value-type="float" office:value="13700" calcext:value-type="float">
            <text:p>13 700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4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4"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4" office:value-type="float" office:value="25600" calcext:value-type="float">
            <text:p>25 600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4" office:value-type="float" office:value="52400" calcext:value-type="float">
            <text:p>52 400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4"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4" office:value-type="float" office:value="216400" calcext:value-type="float">
            <text:p>216 400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4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44100" calcext:value-type="float">
            <text:p>44 100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4" office:value-type="float" office:value="17800" calcext:value-type="float">
            <text:p>17 800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10400" calcext:value-type="float">
            <text:p>10 400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567600" calcext:value-type="float">
            <text:p>567 600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4" office:value-type="float" office:value="123800" calcext:value-type="float">
            <text:p>123 800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4"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4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4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table:style-name="ce4"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4" office:value-type="float" office:value="120800" calcext:value-type="float">
            <text:p>120 800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4" office:value-type="float" office:value="264600" calcext:value-type="float">
            <text:p>264 600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4" office:value-type="float" office:value="28600" calcext:value-type="float">
            <text:p>28 600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4" office:value-type="float" office:value="718100" calcext:value-type="float">
            <text:p>718 100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4" office:value-type="float" office:value="141700" calcext:value-type="float">
            <text:p>141 700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4"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4" office:value-type="float" office:value="487800" calcext:value-type="float">
            <text:p>487 800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4" office:value-type="float" office:value="13200" calcext:value-type="float">
            <text:p>13 200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table:style-name="ce4" office:value-type="float" office:value="9700" calcext:value-type="float">
            <text:p>9 700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table:style-name="ce4"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4" office:value-type="float" office:value="16900" calcext:value-type="float">
            <text:p>16 900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table:style-name="ce4"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4" office:value-type="float" office:value="52500" calcext:value-type="float">
            <text:p>52 500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4" office:value-type="float" office:value="220600" calcext:value-type="float">
            <text:p>220 600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table:style-name="ce4"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4"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table:style-name="ce4" office:value-type="float" office:value="63600" calcext:value-type="float">
            <text:p>63 600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table:style-name="ce4" office:value-type="float" office:value="9900" calcext:value-type="float">
            <text:p>9 900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4"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4" office:value-type="float" office:value="13300" calcext:value-type="float">
            <text:p>13 300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4"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4"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4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table:style-name="ce4" office:value-type="float" office:value="22700" calcext:value-type="float">
            <text:p>22 700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4" office:value-type="float" office:value="48800" calcext:value-type="float">
            <text:p>48 800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table:style-name="ce4"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4"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4"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table:style-name="ce4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table:style-name="ce4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4" office:value-type="float" office:value="46200" calcext:value-type="float">
            <text:p>46 200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4" office:value-type="float" office:value="482000" calcext:value-type="float">
            <text:p>482 000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4"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4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4"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4" office:value-type="float" office:value="19700" calcext:value-type="float">
            <text:p>19 700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table:style-name="ce4" office:value-type="float" office:value="22900" calcext:value-type="float">
            <text:p>22 900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101000" calcext:value-type="float">
            <text:p>101 000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4" office:value-type="float" office:value="13700" calcext:value-type="float">
            <text:p>13 700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43333" calcext:value-type="float">
            <text:p>43 333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4"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4" office:value-type="float" office:value="109100" calcext:value-type="float">
            <text:p>109 100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4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4" office:value-type="float" office:value="109700" calcext:value-type="float">
            <text:p>109 700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4"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table:style-name="ce4" office:value-type="float" office:value="62500" calcext:value-type="float">
            <text:p>62 500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9814" calcext:value-type="float">
            <text:p>9 814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4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table:style-name="ce4" office:value-type="float" office:value="36200" calcext:value-type="float">
            <text:p>36 200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37500" calcext:value-type="float">
            <text:p>37 500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4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table:style-name="ce4" office:value-type="float" office:value="315300" calcext:value-type="float">
            <text:p>315 300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12052" calcext:value-type="float">
            <text:p>12 052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4" office:value-type="float" office:value="233100" calcext:value-type="float">
            <text:p>233 100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4"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4"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28700" calcext:value-type="float">
            <text:p>28 700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4" office:value-type="float" office:value="46700" calcext:value-type="float">
            <text:p>46 700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table:style-name="ce4" office:value-type="float" office:value="113000" calcext:value-type="float">
            <text:p>113 000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80117" calcext:value-type="float">
            <text:p>80 117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4" office:value-type="float" office:value="12400" calcext:value-type="float">
            <text:p>12 400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4" office:value-type="float" office:value="31500" calcext:value-type="float">
            <text:p>31 500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4" office:value-type="float" office:value="45800" calcext:value-type="float">
            <text:p>45 800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4" office:value-type="float" office:value="125400" calcext:value-type="float">
            <text:p>125 400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table:style-name="ce4"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131700" calcext:value-type="float">
            <text:p>131 700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4" office:value-type="float" office:value="28300" calcext:value-type="float">
            <text:p>28 300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177145" calcext:value-type="float">
            <text:p>177 145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5065" calcext:value-type="float">
            <text:p>5 065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4"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4" office:value-type="float" office:value="44900" calcext:value-type="float">
            <text:p>44 900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4" office:value-type="float" office:value="12200" calcext:value-type="float">
            <text:p>12 200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table:style-name="ce4" office:value-type="float" office:value="237600" calcext:value-type="float">
            <text:p>237 600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77300" calcext:value-type="float">
            <text:p>77 300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32100" calcext:value-type="float">
            <text:p>32 100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4"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4" office:value-type="float" office:value="20700" calcext:value-type="float">
            <text:p>20 700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4"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table:style-name="ce4" office:value-type="float" office:value="44400" calcext:value-type="float">
            <text:p>44 400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4"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159471" calcext:value-type="float">
            <text:p>159 471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4"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4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2630" calcext:value-type="float">
            <text:p>2 630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4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26850" calcext:value-type="float">
            <text:p>26 850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1718" calcext:value-type="float">
            <text:p>1 718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30892" calcext:value-type="float">
            <text:p>30 892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4161" calcext:value-type="float">
            <text:p>4 161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14" calcext:value-type="float">
            <text:p>14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9111" calcext:value-type="float">
            <text:p>9 111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630" calcext:value-type="float">
            <text:p>630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23581" calcext:value-type="float">
            <text:p>23 581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3994" calcext:value-type="float">
            <text:p>3 994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4"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4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4" office:value-type="float" office:value="30600" calcext:value-type="float">
            <text:p>30 600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4"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VERGNE Isabelle</text:p>
          </table:table-cell>
          <table:table-cell office:value-type="string" calcext:value-type="string">
            <text:p>An 8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Gén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table:style-name="ce4" office:value-type="float" office:value="14658" calcext:value-type="float">
            <text:p>14 658 <text:s text:c="2"/></text:p>
          </table:table-cell>
          <table:table-cell table:number-columns-repeated="1016"/>
        </table:table-row>
        <table:table-row table:style-name="ro2" table:number-rows-repeated="104706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An 8'.$A$1" table:cell-range-address="$'An 8'.$B$1:.$I$1508"/>
        </table:named-expressions>
      </table:table>
      <table:named-expressions/>
      <table:database-ranges>
        <table:database-range table:name="__Anonymous_Sheet_DB__0" table:target-range-address="'An 8'.B1:'An 8'.I150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3P0" style:volatile="true">
      <number:number number:decimal-places="0" number:min-integer-digits="1" number:grouping="true"/>
      <number:text>   </number:text>
    </number:number-style>
    <number:number-style style:name="N113">
      <style:text-properties fo:color="#ff0000"/>
      <number:number number:decimal-places="0" number:min-integer-digits="1" number:grouping="true"/>
      <number:text>   </number:text>
      <style:map style:condition="value()&gt;=0" style:apply-style-name="N113P0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1:50:30.1774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_20_8" style:display-name="PageStyle_An 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1:40:45</meta:creation-date>
    <dc:language>fr-FR</dc:language>
    <meta:editing-cycles>1</meta:editing-cycles>
    <meta:editing-duration>P0D</meta:editing-duration>
    <meta:generator>LibreOffice/4.2.8.2$MacOSX_x86 LibreOffice_project/48d50dbfc06349262c9d50868e5c1f630a573ebd</meta:generator>
    <dc:date>2015-02-05T13:22:46.259530000</dc:date>
    <meta:document-statistic meta:table-count="1" meta:cell-count="12070" meta:object-count="0"/>
  </office:meta>
</office:document-meta>
</file>